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2.1118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grb root val</text:p>
          </table:table-cell>
          <table:table-cell office:value-type="string" calcext:value-type="string">
            <text:p>grb root gap to opt</text:p>
          </table:table-cell>
          <table:table-cell office:value-type="string" calcext:value-type="string">
            <text:p># cut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dom val</text:p>
          </table:table-cell>
          <table:table-cell office:value-type="string" calcext:value-type="string">
            <text:p>dom gap to opt</text:p>
          </table:table-cell>
          <table:table-cell office:value-type="string" calcext:value-type="string">
            <text:p>|dom – grb|/opt</text:p>
          </table:table-cell>
          <table:table-cell office:value-type="string" calcext:value-type="string">
            <text:p>|dom-grb|/grb</text:p>
          </table:table-cell>
          <table:table-cell office:value-type="string" calcext:value-type="string">
            <text:p>#cuts</text:p>
          </table:table-cell>
          <table:table-cell office:value-type="string" calcext:value-type="string">
            <text:p>time(s)</text:p>
          </table:table-cell>
          <table:table-cell/>
        </table:table-row>
        <table:table-row table:style-name="ro1">
          <table:table-cell office:value-type="string" calcext:value-type="string">
            <text:p>knapPI_11_20_1000_13 </text:p>
          </table:table-cell>
          <table:table-cell office:value-type="float" office:value="2713.27" calcext:value-type="float">
            <text:p>2713.27</text:p>
          </table:table-cell>
          <table:table-cell office:value-type="float" office:value="2713.2698" calcext:value-type="float">
            <text:p>2713.2698</text:p>
          </table:table-cell>
          <table:table-cell office:value-type="float" office:value="5.3288" calcext:value-type="float">
            <text:p>5.3288</text:p>
          </table:table-cell>
          <table:table-cell office:value-type="float" office:value="7" calcext:value-type="float">
            <text:p>7</text:p>
          </table:table-cell>
          <table:table-cell office:value-type="float" office:value="0.0099" calcext:value-type="float">
            <text:p>0.0099</text:p>
          </table:table-cell>
          <table:table-cell office:value-type="float" office:value="2576" calcext:value-type="float">
            <text:p>2576</text:p>
          </table:table-cell>
          <table:table-cell office:value-type="float" office:value="0" calcext:value-type="float">
            <text:p>0</text:p>
          </table:table-cell>
          <table:table-cell office:value-type="float" office:value="5.0592" calcext:value-type="float">
            <text:p>5.0592</text:p>
          </table:table-cell>
          <table:table-cell office:value-type="float" office:value="5.3288" calcext:value-type="float">
            <text:p>5.3288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<text:s/>0.212 \\ </text:p>
          </table:table-cell>
          <table:table-cell/>
        </table:table-row>
        <table:table-row table:style-name="ro1">
          <table:table-cell office:value-type="string" calcext:value-type="string">
            <text:p>knapPI_11_20_1000_15 </text:p>
          </table:table-cell>
          <table:table-cell office:value-type="float" office:value="2827.416" calcext:value-type="float">
            <text:p>2827.416</text:p>
          </table:table-cell>
          <table:table-cell office:value-type="float" office:value="2827.4162" calcext:value-type="float">
            <text:p>2827.4162</text:p>
          </table:table-cell>
          <table:table-cell office:value-type="float" office:value="1.4866" calcext:value-type="float">
            <text:p>1.4866</text:p>
          </table:table-cell>
          <table:table-cell office:value-type="float" office:value="3" calcext:value-type="float">
            <text:p>3</text:p>
          </table:table-cell>
          <table:table-cell office:value-type="float" office:value="0.0102" calcext:value-type="float">
            <text:p>0.0102</text:p>
          </table:table-cell>
          <table:table-cell office:value-type="float" office:value="2827.4162" calcext:value-type="float">
            <text:p>2827.4162</text:p>
          </table:table-cell>
          <table:table-cell office:value-type="float" office:value="1.4866" calcext:value-type="float">
            <text:p>1.4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75" calcext:value-type="float">
            <text:p>2275</text:p>
          </table:table-cell>
          <table:table-cell office:value-type="string" calcext:value-type="string">
            <text:p><text:s/>0.4671 \\ </text:p>
          </table:table-cell>
          <table:table-cell/>
        </table:table-row>
        <table:table-row table:style-name="ro1">
          <table:table-cell office:value-type="string" calcext:value-type="string">
            <text:p>knapPI_11_20_1000_16 </text:p>
          </table:table-cell>
          <table:table-cell office:value-type="float" office:value="2369.007" calcext:value-type="float">
            <text:p>2369.007</text:p>
          </table:table-cell>
          <table:table-cell office:value-type="float" office:value="2324.8631" calcext:value-type="float">
            <text:p>2324.8631</text:p>
          </table:table-cell>
          <table:table-cell office:value-type="float" office:value="3.6035" calcext:value-type="float">
            <text:p>3.6035</text:p>
          </table:table-cell>
          <table:table-cell office:value-type="float" office:value="8" calcext:value-type="float">
            <text:p>8</text:p>
          </table:table-cell>
          <table:table-cell office:value-type="float" office:value="0.0107" calcext:value-type="float">
            <text:p>0.0107</text:p>
          </table:table-cell>
          <table:table-cell office:value-type="float" office:value="2244" calcext:value-type="float">
            <text:p>2244</text:p>
          </table:table-cell>
          <table:table-cell office:value-type="float" office:value="0" calcext:value-type="float">
            <text:p>0</text:p>
          </table:table-cell>
          <table:table-cell office:value-type="float" office:value="3.4782" calcext:value-type="float">
            <text:p>3.4782</text:p>
          </table:table-cell>
          <table:table-cell office:value-type="float" office:value="3.6035" calcext:value-type="float">
            <text:p>3.6035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<text:s/>0.346 \\ </text:p>
          </table:table-cell>
          <table:table-cell/>
        </table:table-row>
        <table:table-row table:style-name="ro1">
          <table:table-cell office:value-type="string" calcext:value-type="string">
            <text:p>knapPI_11_20_1000_26 </text:p>
          </table:table-cell>
          <table:table-cell table:number-columns-repeated="2" office:value-type="float" office:value="2950.875" calcext:value-type="float">
            <text:p>2950.875</text:p>
          </table:table-cell>
          <table:table-cell office:value-type="float" office:value="2.6748" calcext:value-type="float">
            <text:p>2.6748</text:p>
          </table:table-cell>
          <table:table-cell office:value-type="float" office:value="5" calcext:value-type="float">
            <text:p>5</text:p>
          </table:table-cell>
          <table:table-cell office:value-type="float" office:value="0.0117" calcext:value-type="float">
            <text:p>0.0117</text:p>
          </table:table-cell>
          <table:table-cell office:value-type="float" office:value="2874" calcext:value-type="float">
            <text:p>2874</text:p>
          </table:table-cell>
          <table:table-cell office:value-type="float" office:value="0" calcext:value-type="float">
            <text:p>0</text:p>
          </table:table-cell>
          <table:table-cell office:value-type="float" office:value="2.6052" calcext:value-type="float">
            <text:p>2.6052</text:p>
          </table:table-cell>
          <table:table-cell office:value-type="float" office:value="2.6748" calcext:value-type="float">
            <text:p>2.6748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<text:s/>0.4238 \\ </text:p>
          </table:table-cell>
          <table:table-cell/>
        </table:table-row>
        <table:table-row table:style-name="ro1">
          <table:table-cell office:value-type="string" calcext:value-type="string">
            <text:p>knapPI_11_20_1000_28 </text:p>
          </table:table-cell>
          <table:table-cell office:value-type="float" office:value="2769.36" calcext:value-type="float">
            <text:p>2769.36</text:p>
          </table:table-cell>
          <table:table-cell office:value-type="float" office:value="2769.3604" calcext:value-type="float">
            <text:p>2769.3604</text:p>
          </table:table-cell>
          <table:table-cell office:value-type="float" office:value="0.8507" calcext:value-type="float">
            <text:p>0.8507</text:p>
          </table:table-cell>
          <table:table-cell office:value-type="float" office:value="4" calcext:value-type="float">
            <text:p>4</text:p>
          </table:table-cell>
          <table:table-cell office:value-type="float" office:value="0.0098" calcext:value-type="float">
            <text:p>0.0098</text:p>
          </table:table-cell>
          <table:table-cell office:value-type="float" office:value="2746" calcext:value-type="float">
            <text:p>2746</text:p>
          </table:table-cell>
          <table:table-cell office:value-type="float" office:value="0" calcext:value-type="float">
            <text:p>0</text:p>
          </table:table-cell>
          <table:table-cell office:value-type="float" office:value="0.8435" calcext:value-type="float">
            <text:p>0.8435</text:p>
          </table:table-cell>
          <table:table-cell office:value-type="float" office:value="0.8507" calcext:value-type="float">
            <text:p>0.8507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<text:s/>0.0586 \\ </text:p>
          </table:table-cell>
          <table:table-cell/>
        </table:table-row>
        <table:table-row table:style-name="ro1">
          <table:table-cell office:value-type="string" calcext:value-type="string">
            <text:p>knapPI_11_20_1000_29 </text:p>
          </table:table-cell>
          <table:table-cell office:value-type="float" office:value="2796.542" calcext:value-type="float">
            <text:p>2796.542</text:p>
          </table:table-cell>
          <table:table-cell office:value-type="float" office:value="2796.5424" calcext:value-type="float">
            <text:p>2796.5424</text:p>
          </table:table-cell>
          <table:table-cell office:value-type="float" office:value="0.1627" calcext:value-type="float">
            <text:p>0.1627</text:p>
          </table:table-cell>
          <table:table-cell office:value-type="float" office:value="5" calcext:value-type="float">
            <text:p>5</text:p>
          </table:table-cell>
          <table:table-cell office:value-type="float" office:value="0.0081" calcext:value-type="float">
            <text:p>0.0081</text:p>
          </table:table-cell>
          <table:table-cell office:value-type="float" office:value="2796.5424" calcext:value-type="float">
            <text:p>2796.5424</text:p>
          </table:table-cell>
          <table:table-cell office:value-type="float" office:value="0.1627" calcext:value-type="float">
            <text:p>0.1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<text:s/>0.185 \\ </text:p>
          </table:table-cell>
          <table:table-cell/>
        </table:table-row>
        <table:table-row table:style-name="ro1">
          <table:table-cell office:value-type="string" calcext:value-type="string">
            <text:p>knapPI_11_20_1000_34 </text:p>
          </table:table-cell>
          <table:table-cell office:value-type="float" office:value="6179.459" calcext:value-type="float">
            <text:p>6179.459</text:p>
          </table:table-cell>
          <table:table-cell office:value-type="float" office:value="6179.4595" calcext:value-type="float">
            <text:p>6179.4595</text:p>
          </table:table-cell>
          <table:table-cell office:value-type="float" office:value="0.3159" calcext:value-type="float">
            <text:p>0.3159</text:p>
          </table:table-cell>
          <table:table-cell office:value-type="float" office:value="4" calcext:value-type="float">
            <text:p>4</text:p>
          </table:table-cell>
          <table:table-cell office:value-type="float" office:value="0.0118" calcext:value-type="float">
            <text:p>0.0118</text:p>
          </table:table-cell>
          <table:table-cell office:value-type="float" office:value="6160" calcext:value-type="float">
            <text:p>6160</text:p>
          </table:table-cell>
          <table:table-cell office:value-type="float" office:value="0" calcext:value-type="float">
            <text:p>0</text:p>
          </table:table-cell>
          <table:table-cell office:value-type="float" office:value="0.3149" calcext:value-type="float">
            <text:p>0.3149</text:p>
          </table:table-cell>
          <table:table-cell office:value-type="float" office:value="0.3159" calcext:value-type="float">
            <text:p>0.3159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<text:s/>0.0356 \\ </text:p>
          </table:table-cell>
          <table:table-cell/>
        </table:table-row>
        <table:table-row table:style-name="ro1">
          <table:table-cell office:value-type="string" calcext:value-type="string">
            <text:p>knapPI_11_20_1000_38 </text:p>
          </table:table-cell>
          <table:table-cell office:value-type="float" office:value="7523.428" calcext:value-type="float">
            <text:p>7523.428</text:p>
          </table:table-cell>
          <table:table-cell office:value-type="float" office:value="7523.4275" calcext:value-type="float">
            <text:p>7523.4275</text:p>
          </table:table-cell>
          <table:table-cell office:value-type="float" office:value="0.0456" calcext:value-type="float">
            <text:p>0.0456</text:p>
          </table:table-cell>
          <table:table-cell office:value-type="float" office:value="4" calcext:value-type="float">
            <text:p>4</text:p>
          </table:table-cell>
          <table:table-cell office:value-type="float" office:value="0.0138" calcext:value-type="float">
            <text:p>0.0138</text:p>
          </table:table-cell>
          <table:table-cell office:value-type="float" office:value="7520" calcext:value-type="float">
            <text:p>75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56" calcext:value-type="float">
            <text:p>0.0456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<text:s/>0.1111 \\ </text:p>
          </table:table-cell>
          <table:table-cell/>
        </table:table-row>
        <table:table-row table:style-name="ro1">
          <table:table-cell office:value-type="string" calcext:value-type="string">
            <text:p>knapPI_11_20_1000_39 </text:p>
          </table:table-cell>
          <table:table-cell table:number-columns-repeated="2" office:value-type="float" office:value="5540.129" calcext:value-type="float">
            <text:p>5540.129</text:p>
          </table:table-cell>
          <table:table-cell office:value-type="float" office:value="0.3647" calcext:value-type="float">
            <text:p>0.3647</text:p>
          </table:table-cell>
          <table:table-cell office:value-type="float" office:value="4" calcext:value-type="float">
            <text:p>4</text:p>
          </table:table-cell>
          <table:table-cell office:value-type="float" office:value="0.0162" calcext:value-type="float">
            <text:p>0.0162</text:p>
          </table:table-cell>
          <table:table-cell office:value-type="float" office:value="5540.129" calcext:value-type="float">
            <text:p>5540.129</text:p>
          </table:table-cell>
          <table:table-cell office:value-type="float" office:value="0.3647" calcext:value-type="float">
            <text:p>0.3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<text:s/>0.3761 \\ </text:p>
          </table:table-cell>
          <table:table-cell/>
        </table:table-row>
        <table:table-row table:style-name="ro1">
          <table:table-cell office:value-type="string" calcext:value-type="string">
            <text:p>knapPI_11_20_1000_41 </text:p>
          </table:table-cell>
          <table:table-cell office:value-type="float" office:value="7500.049" calcext:value-type="float">
            <text:p>7500.049</text:p>
          </table:table-cell>
          <table:table-cell office:value-type="float" office:value="7500.0493" calcext:value-type="float">
            <text:p>7500.0493</text:p>
          </table:table-cell>
          <table:table-cell office:value-type="float" office:value="0.6718" calcext:value-type="float">
            <text:p>0.6718</text:p>
          </table:table-cell>
          <table:table-cell office:value-type="float" office:value="4" calcext:value-type="float">
            <text:p>4</text:p>
          </table:table-cell>
          <table:table-cell office:value-type="float" office:value="0.0091" calcext:value-type="float">
            <text:p>0.0091</text:p>
          </table:table-cell>
          <table:table-cell office:value-type="float" office:value="7450" calcext:value-type="float">
            <text:p>7450</text:p>
          </table:table-cell>
          <table:table-cell office:value-type="float" office:value="0" calcext:value-type="float">
            <text:p>0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6718" calcext:value-type="float">
            <text:p>0.6718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<text:s/>0.1222 \\ </text:p>
          </table:table-cell>
          <table:table-cell/>
        </table:table-row>
        <table:table-row table:style-name="ro1">
          <table:table-cell office:value-type="string" calcext:value-type="string">
            <text:p>knapPI_11_20_1000_47 </text:p>
          </table:table-cell>
          <table:table-cell office:value-type="float" office:value="3780.452" calcext:value-type="float">
            <text:p>3780.452</text:p>
          </table:table-cell>
          <table:table-cell office:value-type="float" office:value="3775.3023" calcext:value-type="float">
            <text:p>3775.3023</text:p>
          </table:table-cell>
          <table:table-cell office:value-type="float" office:value="0.061" calcext:value-type="float">
            <text:p>0.061</text:p>
          </table:table-cell>
          <table:table-cell office:value-type="float" office:value="6" calcext:value-type="float">
            <text:p>6</text:p>
          </table:table-cell>
          <table:table-cell office:value-type="float" office:value="0.0154" calcext:value-type="float">
            <text:p>0.0154</text:p>
          </table:table-cell>
          <table:table-cell office:value-type="float" office:value="3773" calcext:value-type="float">
            <text:p>377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0.0568 \\ </text:p>
          </table:table-cell>
          <table:table-cell/>
        </table:table-row>
        <table:table-row table:style-name="ro1">
          <table:table-cell office:value-type="string" calcext:value-type="string">
            <text:p>knapPI_11_20_1000_48 </text:p>
          </table:table-cell>
          <table:table-cell office:value-type="float" office:value="5010.419" calcext:value-type="float">
            <text:p>5010.419</text:p>
          </table:table-cell>
          <table:table-cell office:value-type="float" office:value="4966.5672" calcext:value-type="float">
            <text:p>4966.5672</text:p>
          </table:table-cell>
          <table:table-cell office:value-type="float" office:value="0.6397" calcext:value-type="float">
            <text:p>0.6397</text:p>
          </table:table-cell>
          <table:table-cell office:value-type="float" office:value="5" calcext:value-type="float">
            <text:p>5</text:p>
          </table:table-cell>
          <table:table-cell office:value-type="float" office:value="0.0047" calcext:value-type="float">
            <text:p>0.0047</text:p>
          </table:table-cell>
          <table:table-cell office:value-type="float" office:value="4966.5672" calcext:value-type="float">
            <text:p>4966.5672</text:p>
          </table:table-cell>
          <table:table-cell office:value-type="float" office:value="0.6397" calcext:value-type="float">
            <text:p>0.6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<text:s/>0.2201 \\ </text:p>
          </table:table-cell>
          <table:table-cell/>
        </table:table-row>
        <table:table-row table:style-name="ro1">
          <table:table-cell office:value-type="string" calcext:value-type="string">
            <text:p>knapPI_11_20_1000_49 </text:p>
          </table:table-cell>
          <table:table-cell office:value-type="float" office:value="2052.538" calcext:value-type="float">
            <text:p>2052.538</text:p>
          </table:table-cell>
          <table:table-cell office:value-type="float" office:value="2052.5381" calcext:value-type="float">
            <text:p>2052.5381</text:p>
          </table:table-cell>
          <table:table-cell office:value-type="float" office:value="0.1238" calcext:value-type="float">
            <text:p>0.1238</text:p>
          </table:table-cell>
          <table:table-cell office:value-type="float" office:value="5" calcext:value-type="float">
            <text:p>5</text:p>
          </table:table-cell>
          <table:table-cell office:value-type="float" office:value="0.0086" calcext:value-type="float">
            <text:p>0.0086</text:p>
          </table:table-cell>
          <table:table-cell office:value-type="float" office:value="2052.5381" calcext:value-type="float">
            <text:p>2052.5381</text:p>
          </table:table-cell>
          <table:table-cell office:value-type="float" office:value="0.1238" calcext:value-type="float">
            <text:p>0.1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<text:s/>0.2092 \\ </text:p>
          </table:table-cell>
          <table:table-cell/>
        </table:table-row>
        <table:table-row table:style-name="ro1">
          <table:table-cell office:value-type="string" calcext:value-type="string">
            <text:p>knapPI_11_20_1000_54 </text:p>
          </table:table-cell>
          <table:table-cell office:value-type="float" office:value="9608.124" calcext:value-type="float">
            <text:p>9608.124</text:p>
          </table:table-cell>
          <table:table-cell office:value-type="float" office:value="9608.1236" calcext:value-type="float">
            <text:p>9608.1236</text:p>
          </table:table-cell>
          <table:table-cell office:value-type="float" office:value="0.3984" calcext:value-type="float">
            <text:p>0.3984</text:p>
          </table:table-cell>
          <table:table-cell office:value-type="float" office:value="3" calcext:value-type="float">
            <text:p>3</text:p>
          </table:table-cell>
          <table:table-cell office:value-type="float" office:value="0.0134" calcext:value-type="float">
            <text:p>0.0134</text:p>
          </table:table-cell>
          <table:table-cell office:value-type="float" office:value="9608.1236" calcext:value-type="float">
            <text:p>9608.1236</text:p>
          </table:table-cell>
          <table:table-cell office:value-type="float" office:value="0.3984" calcext:value-type="float">
            <text:p>0.3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<text:s/>0.2352 \\ </text:p>
          </table:table-cell>
          <table:table-cell/>
        </table:table-row>
        <table:table-row table:style-name="ro1">
          <table:table-cell office:value-type="string" calcext:value-type="string">
            <text:p>knapPI_11_20_1000_57 </text:p>
          </table:table-cell>
          <table:table-cell office:value-type="float" office:value="6687.581" calcext:value-type="float">
            <text:p>6687.581</text:p>
          </table:table-cell>
          <table:table-cell office:value-type="float" office:value="6687.5806" calcext:value-type="float">
            <text:p>6687.5806</text:p>
          </table:table-cell>
          <table:table-cell office:value-type="float" office:value="0.8685" calcext:value-type="float">
            <text:p>0.8685</text:p>
          </table:table-cell>
          <table:table-cell office:value-type="float" office:value="3" calcext:value-type="float">
            <text:p>3</text:p>
          </table:table-cell>
          <table:table-cell office:value-type="float" office:value="0.0162" calcext:value-type="float">
            <text:p>0.0162</text:p>
          </table:table-cell>
          <table:table-cell office:value-type="float" office:value="6630" calcext:value-type="float">
            <text:p>6630</text:p>
          </table:table-cell>
          <table:table-cell office:value-type="float" office:value="0" calcext:value-type="float">
            <text:p>0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85" calcext:value-type="float">
            <text:p>0.8685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<text:s/>0.0273 \\ </text:p>
          </table:table-cell>
          <table:table-cell/>
        </table:table-row>
        <table:table-row table:style-name="ro1">
          <table:table-cell office:value-type="string" calcext:value-type="string">
            <text:p>knapPI_11_20_1000_58 </text:p>
          </table:table-cell>
          <table:table-cell office:value-type="float" office:value="10283.13" calcext:value-type="float">
            <text:p>10283.13</text:p>
          </table:table-cell>
          <table:table-cell office:value-type="float" office:value="10283.1304" calcext:value-type="float">
            <text:p>10283.1304</text:p>
          </table:table-cell>
          <table:table-cell office:value-type="float" office:value="0.5194" calcext:value-type="float">
            <text:p>0.5194</text:p>
          </table:table-cell>
          <table:table-cell office:value-type="float" office:value="3" calcext:value-type="float">
            <text:p>3</text:p>
          </table:table-cell>
          <table:table-cell office:value-type="float" office:value="0.0123" calcext:value-type="float">
            <text:p>0.0123</text:p>
          </table:table-cell>
          <table:table-cell office:value-type="float" office:value="10230" calcext:value-type="float">
            <text:p>10230</text:p>
          </table:table-cell>
          <table:table-cell office:value-type="float" office:value="0" calcext:value-type="float">
            <text:p>0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5194" calcext:value-type="float">
            <text:p>0.5194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<text:s/>0.0411 \\ </text:p>
          </table:table-cell>
          <table:table-cell/>
        </table:table-row>
        <table:table-row table:style-name="ro1">
          <table:table-cell office:value-type="string" calcext:value-type="string">
            <text:p>knapPI_11_20_1000_59 </text:p>
          </table:table-cell>
          <table:table-cell office:value-type="float" office:value="5199.099" calcext:value-type="float">
            <text:p>5199.099</text:p>
          </table:table-cell>
          <table:table-cell office:value-type="float" office:value="5199.0987" calcext:value-type="float">
            <text:p>5199.0987</text:p>
          </table:table-cell>
          <table:table-cell office:value-type="float" office:value="0.4075" calcext:value-type="float">
            <text:p>0.4075</text:p>
          </table:table-cell>
          <table:table-cell office:value-type="float" office:value="3" calcext:value-type="float">
            <text:p>3</text:p>
          </table:table-cell>
          <table:table-cell office:value-type="float" office:value="0.0111" calcext:value-type="float">
            <text:p>0.0111</text:p>
          </table:table-cell>
          <table:table-cell office:value-type="float" office:value="5199.0987" calcext:value-type="float">
            <text:p>5199.0987</text:p>
          </table:table-cell>
          <table:table-cell office:value-type="float" office:value="0.4075" calcext:value-type="float">
            <text:p>0.4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<text:s/>0.0899 \\ </text:p>
          </table:table-cell>
          <table:table-cell/>
        </table:table-row>
        <table:table-row table:style-name="ro1">
          <table:table-cell office:value-type="string" calcext:value-type="string">
            <text:p>knapPI_11_20_1000_6 </text:p>
          </table:table-cell>
          <table:table-cell office:value-type="float" office:value="1577.347" calcext:value-type="float">
            <text:p>1577.347</text:p>
          </table:table-cell>
          <table:table-cell office:value-type="float" office:value="1577.3469" calcext:value-type="float">
            <text:p>1577.3469</text:p>
          </table:table-cell>
          <table:table-cell office:value-type="float" office:value="0.3401" calcext:value-type="float">
            <text:p>0.3401</text:p>
          </table:table-cell>
          <table:table-cell office:value-type="float" office:value="4" calcext:value-type="float">
            <text:p>4</text:p>
          </table:table-cell>
          <table:table-cell office:value-type="float" office:value="0.011" calcext:value-type="float">
            <text:p>0.011</text:p>
          </table:table-cell>
          <table:table-cell office:value-type="float" office:value="1576.9586" calcext:value-type="float">
            <text:p>1576.9586</text:p>
          </table:table-cell>
          <table:table-cell office:value-type="float" office:value="0.3154" calcext:value-type="float">
            <text:p>0.3154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47" calcext:value-type="float">
            <text:p>0.024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<text:s/>0.1351 \\ </text:p>
          </table:table-cell>
          <table:table-cell/>
        </table:table-row>
        <table:table-row table:style-name="ro1">
          <table:table-cell office:value-type="string" calcext:value-type="string">
            <text:p>knapPI_11_20_1000_60 </text:p>
          </table:table-cell>
          <table:table-cell office:value-type="float" office:value="5029.687" calcext:value-type="float">
            <text:p>5029.687</text:p>
          </table:table-cell>
          <table:table-cell office:value-type="float" office:value="5029.6867" calcext:value-type="float">
            <text:p>5029.6867</text:p>
          </table:table-cell>
          <table:table-cell office:value-type="float" office:value="0.5133" calcext:value-type="float">
            <text:p>0.5133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5004" calcext:value-type="float">
            <text:p>5004</text:p>
          </table:table-cell>
          <table:table-cell office:value-type="float" office:value="0" calcext:value-type="float">
            <text:p>0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5133" calcext:value-type="float">
            <text:p>0.5133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<text:s/>0.0212 \\ </text:p>
          </table:table-cell>
          <table:table-cell/>
        </table:table-row>
        <table:table-row table:style-name="ro1">
          <table:table-cell office:value-type="string" calcext:value-type="string">
            <text:p>knapPI_11_20_1000_61 </text:p>
          </table:table-cell>
          <table:table-cell office:value-type="float" office:value="10136.39" calcext:value-type="float">
            <text:p>10136.39</text:p>
          </table:table-cell>
          <table:table-cell office:value-type="float" office:value="10136.3889" calcext:value-type="float">
            <text:p>10136.3889</text:p>
          </table:table-cell>
          <table:table-cell office:value-type="float" office:value="1.0305" calcext:value-type="float">
            <text:p>1.0305</text:p>
          </table:table-cell>
          <table:table-cell office:value-type="float" office:value="3" calcext:value-type="float">
            <text:p>3</text:p>
          </table:table-cell>
          <table:table-cell office:value-type="float" office:value="0.0112" calcext:value-type="float">
            <text:p>0.0112</text:p>
          </table:table-cell>
          <table:table-cell office:value-type="float" office:value="10033" calcext:value-type="float">
            <text:p>10033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1.0305" calcext:value-type="float">
            <text:p>1.0305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<text:s/>0.0776 \\ </text:p>
          </table:table-cell>
          <table:table-cell/>
        </table:table-row>
        <table:table-row table:style-name="ro1">
          <table:table-cell office:value-type="string" calcext:value-type="string">
            <text:p>knapPI_11_20_1000_64 </text:p>
          </table:table-cell>
          <table:table-cell office:value-type="float" office:value="4414.289" calcext:value-type="float">
            <text:p>4414.289</text:p>
          </table:table-cell>
          <table:table-cell office:value-type="float" office:value="4414.2895" calcext:value-type="float">
            <text:p>4414.2895</text:p>
          </table:table-cell>
          <table:table-cell office:value-type="float" office:value="0.2336" calcext:value-type="float">
            <text:p>0.2336</text:p>
          </table:table-cell>
          <table:table-cell office:value-type="float" office:value="4" calcext:value-type="float">
            <text:p>4</text:p>
          </table:table-cell>
          <table:table-cell office:value-type="float" office:value="0.0161" calcext:value-type="float">
            <text:p>0.0161</text:p>
          </table:table-cell>
          <table:table-cell office:value-type="float" office:value="4404" calcext:value-type="float">
            <text:p>4404</text:p>
          </table:table-cell>
          <table:table-cell office:value-type="float" office:value="0" calcext:value-type="float">
            <text:p>0</text:p>
          </table:table-cell>
          <table:table-cell office:value-type="float" office:value="0.2331" calcext:value-type="float">
            <text:p>0.2331</text:p>
          </table:table-cell>
          <table:table-cell office:value-type="float" office:value="0.2336" calcext:value-type="float">
            <text:p>0.2336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<text:s/>0.0429 \\ </text:p>
          </table:table-cell>
          <table:table-cell/>
        </table:table-row>
        <table:table-row table:style-name="ro1">
          <table:table-cell office:value-type="string" calcext:value-type="string">
            <text:p>knapPI_11_20_1000_66 </text:p>
          </table:table-cell>
          <table:table-cell office:value-type="float" office:value="8258.333" calcext:value-type="float">
            <text:p>8258.333</text:p>
          </table:table-cell>
          <table:table-cell office:value-type="float" office:value="8258.3333" calcext:value-type="float">
            <text:p>8258.3333</text:p>
          </table:table-cell>
          <table:table-cell office:value-type="float" office:value="0.7605" calcext:value-type="float">
            <text:p>0.7605</text:p>
          </table:table-cell>
          <table:table-cell office:value-type="float" office:value="2" calcext:value-type="float">
            <text:p>2</text:p>
          </table:table-cell>
          <table:table-cell office:value-type="float" office:value="0.0116" calcext:value-type="float">
            <text:p>0.0116</text:p>
          </table:table-cell>
          <table:table-cell office:value-type="float" office:value="8253.22" calcext:value-type="float">
            <text:p>8253.22</text:p>
          </table:table-cell>
          <table:table-cell office:value-type="float" office:value="0.6981" calcext:value-type="float">
            <text:p>0.6981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624" calcext:value-type="float">
            <text:p>0.0624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<text:s/>0.2061 \\ </text:p>
          </table:table-cell>
          <table:table-cell/>
        </table:table-row>
        <table:table-row table:style-name="ro1">
          <table:table-cell office:value-type="string" calcext:value-type="string">
            <text:p>knapPI_11_20_1000_67 </text:p>
          </table:table-cell>
          <table:table-cell office:value-type="float" office:value="2748.041" calcext:value-type="float">
            <text:p>2748.041</text:p>
          </table:table-cell>
          <table:table-cell office:value-type="float" office:value="2706.4076" calcext:value-type="float">
            <text:p>2706.4076</text:p>
          </table:table-cell>
          <table:table-cell office:value-type="float" office:value="0.0151" calcext:value-type="float">
            <text:p>0.0151</text:p>
          </table:table-cell>
          <table:table-cell office:value-type="float" office:value="8" calcext:value-type="float">
            <text:p>8</text:p>
          </table:table-cell>
          <table:table-cell office:value-type="float" office:value="0.0129" calcext:value-type="float">
            <text:p>0.0129</text:p>
          </table:table-cell>
          <table:table-cell office:value-type="float" office:value="2706" calcext:value-type="float">
            <text:p>27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51" calcext:value-type="float">
            <text:p>0.0151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<text:s/>0.0884 \\ </text:p>
          </table:table-cell>
          <table:table-cell/>
        </table:table-row>
        <table:table-row table:style-name="ro1">
          <table:table-cell office:value-type="string" calcext:value-type="string">
            <text:p>knapPI_11_20_1000_68 </text:p>
          </table:table-cell>
          <table:table-cell office:value-type="float" office:value="4529.145" calcext:value-type="float">
            <text:p>4529.145</text:p>
          </table:table-cell>
          <table:table-cell office:value-type="float" office:value="4529.1455" calcext:value-type="float">
            <text:p>4529.1455</text:p>
          </table:table-cell>
          <table:table-cell office:value-type="float" office:value="0.6253" calcext:value-type="float">
            <text:p>0.6253</text:p>
          </table:table-cell>
          <table:table-cell office:value-type="float" office:value="4" calcext:value-type="float">
            <text:p>4</text:p>
          </table:table-cell>
          <table:table-cell office:value-type="float" office:value="0.0105" calcext:value-type="float">
            <text:p>0.0105</text:p>
          </table:table-cell>
          <table:table-cell office:value-type="float" office:value="4501" calcext:value-type="float">
            <text:p>4501</text:p>
          </table:table-cell>
          <table:table-cell office:value-type="float" office:value="0" calcext:value-type="float">
            <text:p>0</text:p>
          </table:table-cell>
          <table:table-cell office:value-type="float" office:value="0.6214" calcext:value-type="float">
            <text:p>0.6214</text:p>
          </table:table-cell>
          <table:table-cell office:value-type="float" office:value="0.6253" calcext:value-type="float">
            <text:p>0.6253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<text:s/>0.0416 \\ </text:p>
          </table:table-cell>
          <table:table-cell/>
        </table:table-row>
        <table:table-row table:style-name="ro1">
          <table:table-cell office:value-type="string" calcext:value-type="string">
            <text:p>knapPI_11_20_1000_69 </text:p>
          </table:table-cell>
          <table:table-cell office:value-type="float" office:value="6885.615" calcext:value-type="float">
            <text:p>6885.615</text:p>
          </table:table-cell>
          <table:table-cell office:value-type="float" office:value="6885.6148" calcext:value-type="float">
            <text:p>6885.6148</text:p>
          </table:table-cell>
          <table:table-cell office:value-type="float" office:value="0.608" calcext:value-type="float">
            <text:p>0.608</text:p>
          </table:table-cell>
          <table:table-cell office:value-type="float" office:value="2" calcext:value-type="float">
            <text:p>2</text:p>
          </table:table-cell>
          <table:table-cell office:value-type="float" office:value="0.0103" calcext:value-type="float">
            <text:p>0.0103</text:p>
          </table:table-cell>
          <table:table-cell office:value-type="float" office:value="6885.6148" calcext:value-type="float">
            <text:p>6885.6148</text:p>
          </table:table-cell>
          <table:table-cell office:value-type="float" office:value="0.608" calcext:value-type="float">
            <text:p>0.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<text:s/>0.1018 \\ </text:p>
          </table:table-cell>
          <table:table-cell/>
        </table:table-row>
        <table:table-row table:style-name="ro1">
          <table:table-cell office:value-type="string" calcext:value-type="string">
            <text:p>knapPI_11_20_1000_7 </text:p>
          </table:table-cell>
          <table:table-cell office:value-type="float" office:value="1152.482" calcext:value-type="float">
            <text:p>1152.482</text:p>
          </table:table-cell>
          <table:table-cell office:value-type="float" office:value="1152.4821" calcext:value-type="float">
            <text:p>1152.4821</text:p>
          </table:table-cell>
          <table:table-cell office:value-type="float" office:value="3.7338" calcext:value-type="float">
            <text:p>3.7338</text:p>
          </table:table-cell>
          <table:table-cell office:value-type="float" office:value="4" calcext:value-type="float">
            <text:p>4</text:p>
          </table:table-cell>
          <table:table-cell office:value-type="float" office:value="0.0096" calcext:value-type="float">
            <text:p>0.0096</text:p>
          </table:table-cell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  <table:table-cell office:value-type="float" office:value="3.5994" calcext:value-type="float">
            <text:p>3.5994</text:p>
          </table:table-cell>
          <table:table-cell office:value-type="float" office:value="3.7338" calcext:value-type="float">
            <text:p>3.733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<text:s/>0.0928 \\ </text:p>
          </table:table-cell>
          <table:table-cell/>
        </table:table-row>
        <table:table-row table:style-name="ro1">
          <table:table-cell office:value-type="string" calcext:value-type="string">
            <text:p>knapPI_11_20_1000_70 </text:p>
          </table:table-cell>
          <table:table-cell office:value-type="float" office:value="10823.11" calcext:value-type="float">
            <text:p>10823.11</text:p>
          </table:table-cell>
          <table:table-cell office:value-type="float" office:value="10823.1124" calcext:value-type="float">
            <text:p>10823.1124</text:p>
          </table:table-cell>
          <table:table-cell office:value-type="float" office:value="0.279" calcext:value-type="float">
            <text:p>0.279</text:p>
          </table:table-cell>
          <table:table-cell office:value-type="float" office:value="4" calcext:value-type="float">
            <text:p>4</text:p>
          </table:table-cell>
          <table:table-cell office:value-type="float" office:value="0.0101" calcext:value-type="float">
            <text:p>0.0101</text:p>
          </table:table-cell>
          <table:table-cell office:value-type="float" office:value="10793" calcext:value-type="float">
            <text:p>10793</text:p>
          </table:table-cell>
          <table:table-cell office:value-type="float" office:value="0" calcext:value-type="float">
            <text:p>0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279" calcext:value-type="float">
            <text:p>0.279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<text:s/>0.0115 \\ </text:p>
          </table:table-cell>
          <table:table-cell/>
        </table:table-row>
        <table:table-row table:style-name="ro1">
          <table:table-cell office:value-type="string" calcext:value-type="string">
            <text:p>knapPI_11_20_1000_71 </text:p>
          </table:table-cell>
          <table:table-cell office:value-type="float" office:value="7488.222" calcext:value-type="float">
            <text:p>7488.222</text:p>
          </table:table-cell>
          <table:table-cell office:value-type="float" office:value="7488.2222" calcext:value-type="float">
            <text:p>7488.2222</text:p>
          </table:table-cell>
          <table:table-cell office:value-type="float" office:value="0.0564" calcext:value-type="float">
            <text:p>0.0564</text:p>
          </table:table-cell>
          <table:table-cell office:value-type="float" office:value="3" calcext:value-type="float">
            <text:p>3</text:p>
          </table:table-cell>
          <table:table-cell office:value-type="float" office:value="0.0126" calcext:value-type="float">
            <text:p>0.0126</text:p>
          </table:table-cell>
          <table:table-cell office:value-type="float" office:value="7484" calcext:value-type="float">
            <text:p>74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64" calcext:value-type="float">
            <text:p>0.0564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<text:s/>0.0161 \\ </text:p>
          </table:table-cell>
          <table:table-cell/>
        </table:table-row>
        <table:table-row table:style-name="ro1">
          <table:table-cell office:value-type="string" calcext:value-type="string">
            <text:p>knapPI_11_20_1000_73 </text:p>
          </table:table-cell>
          <table:table-cell table:number-columns-repeated="2" office:value-type="float" office:value="6957.5" calcext:value-type="float">
            <text:p>6957.5</text:p>
          </table:table-cell>
          <table:table-cell office:value-type="float" office:value="0.9065" calcext:value-type="float">
            <text:p>0.9065</text:p>
          </table:table-cell>
          <table:table-cell office:value-type="float" office:value="5" calcext:value-type="float">
            <text:p>5</text:p>
          </table:table-cell>
          <table:table-cell office:value-type="float" office:value="0.0113" calcext:value-type="float">
            <text:p>0.0113</text:p>
          </table:table-cell>
          <table:table-cell office:value-type="float" office:value="6957.5" calcext:value-type="float">
            <text:p>6957.5</text:p>
          </table:table-cell>
          <table:table-cell office:value-type="float" office:value="0.9065" calcext:value-type="float">
            <text:p>0.9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<text:s/>0.0774 \\ </text:p>
          </table:table-cell>
          <table:table-cell/>
        </table:table-row>
        <table:table-row table:style-name="ro1">
          <table:table-cell office:value-type="string" calcext:value-type="string">
            <text:p>knapPI_11_20_1000_74 </text:p>
          </table:table-cell>
          <table:table-cell table:number-columns-repeated="2" office:value-type="float" office:value="7269" calcext:value-type="float">
            <text:p>7269</text:p>
          </table:table-cell>
          <table:table-cell office:value-type="float" office:value="0.6787" calcext:value-type="float">
            <text:p>0.6787</text:p>
          </table:table-cell>
          <table:table-cell office:value-type="float" office:value="3" calcext:value-type="float">
            <text:p>3</text:p>
          </table:table-cell>
          <table:table-cell office:value-type="float" office:value="0.0111" calcext:value-type="float">
            <text:p>0.0111</text:p>
          </table:table-cell>
          <table:table-cell office:value-type="float" office:value="7220" calcext:value-type="float">
            <text:p>7220</text:p>
          </table:table-cell>
          <table:table-cell office:value-type="float" office:value="0" calcext:value-type="float">
            <text:p>0</text:p>
          </table:table-cell>
          <table:table-cell office:value-type="float" office:value="0.6741" calcext:value-type="float">
            <text:p>0.6741</text:p>
          </table:table-cell>
          <table:table-cell office:value-type="float" office:value="0.6787" calcext:value-type="float">
            <text:p>0.6787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<text:s/>0.0134 \\ </text:p>
          </table:table-cell>
          <table:table-cell/>
        </table:table-row>
        <table:table-row table:style-name="ro1">
          <table:table-cell office:value-type="string" calcext:value-type="string">
            <text:p>knapPI_11_20_1000_75 </text:p>
          </table:table-cell>
          <table:table-cell office:value-type="float" office:value="10056.15" calcext:value-type="float">
            <text:p>10056.15</text:p>
          </table:table-cell>
          <table:table-cell office:value-type="float" office:value="10056.1489" calcext:value-type="float">
            <text:p>10056.1489</text:p>
          </table:table-cell>
          <table:table-cell office:value-type="float" office:value="0.3908" calcext:value-type="float">
            <text:p>0.3908</text:p>
          </table:table-cell>
          <table:table-cell office:value-type="float" office:value="3" calcext:value-type="float">
            <text:p>3</text:p>
          </table:table-cell>
          <table:table-cell office:value-type="float" office:value="0.0133" calcext:value-type="float">
            <text:p>0.0133</text:p>
          </table:table-cell>
          <table:table-cell office:value-type="float" office:value="10056.1489" calcext:value-type="float">
            <text:p>10056.1489</text:p>
          </table:table-cell>
          <table:table-cell office:value-type="float" office:value="0.3908" calcext:value-type="float">
            <text:p>0.3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<text:s/>0.0931 \\ </text:p>
          </table:table-cell>
          <table:table-cell/>
        </table:table-row>
        <table:table-row table:style-name="ro1">
          <table:table-cell office:value-type="string" calcext:value-type="string">
            <text:p>knapPI_11_20_1000_80 </text:p>
          </table:table-cell>
          <table:table-cell office:value-type="float" office:value="6726.534" calcext:value-type="float">
            <text:p>6726.534</text:p>
          </table:table-cell>
          <table:table-cell office:value-type="float" office:value="6726.5337" calcext:value-type="float">
            <text:p>6726.5337</text:p>
          </table:table-cell>
          <table:table-cell office:value-type="float" office:value="0.381" calcext:value-type="float">
            <text:p>0.381</text:p>
          </table:table-cell>
          <table:table-cell office:value-type="float" office:value="3" calcext:value-type="float">
            <text:p>3</text:p>
          </table:table-cell>
          <table:table-cell office:value-type="float" office:value="0.0121" calcext:value-type="float">
            <text:p>0.0121</text:p>
          </table:table-cell>
          <table:table-cell office:value-type="float" office:value="6701" calcext:value-type="float">
            <text:p>6701</text:p>
          </table:table-cell>
          <table:table-cell office:value-type="float" office:value="0" calcext:value-type="float">
            <text:p>0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381" calcext:value-type="float">
            <text:p>0.381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<text:s/>0.0323 \\ </text:p>
          </table:table-cell>
          <table:table-cell/>
        </table:table-row>
        <table:table-row table:style-name="ro1">
          <table:table-cell office:value-type="string" calcext:value-type="string">
            <text:p>knapPI_11_20_1000_83 </text:p>
          </table:table-cell>
          <table:table-cell office:value-type="float" office:value="10770.77" calcext:value-type="float">
            <text:p>10770.77</text:p>
          </table:table-cell>
          <table:table-cell office:value-type="float" office:value="10770.7653" calcext:value-type="float">
            <text:p>10770.7653</text:p>
          </table:table-cell>
          <table:table-cell office:value-type="float" office:value="0.5392" calcext:value-type="float">
            <text:p>0.5392</text:p>
          </table:table-cell>
          <table:table-cell office:value-type="float" office:value="3" calcext:value-type="float">
            <text:p>3</text:p>
          </table:table-cell>
          <table:table-cell office:value-type="float" office:value="0.0109" calcext:value-type="float">
            <text:p>0.0109</text:p>
          </table:table-cell>
          <table:table-cell office:value-type="float" office:value="10713" calcext:value-type="float">
            <text:p>10713</text:p>
          </table:table-cell>
          <table:table-cell office:value-type="float" office:value="0" calcext:value-type="float">
            <text:p>0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5392" calcext:value-type="float">
            <text:p>0.539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s/>0.0118 \\ </text:p>
          </table:table-cell>
          <table:table-cell/>
        </table:table-row>
        <table:table-row table:style-name="ro1">
          <table:table-cell office:value-type="string" calcext:value-type="string">
            <text:p>knapPI_11_20_1000_86 </text:p>
          </table:table-cell>
          <table:table-cell office:value-type="float" office:value="15597.83" calcext:value-type="float">
            <text:p>15597.83</text:p>
          </table:table-cell>
          <table:table-cell office:value-type="float" office:value="15597.8291" calcext:value-type="float">
            <text:p>15597.8291</text:p>
          </table:table-cell>
          <table:table-cell office:value-type="float" office:value="0.2947" calcext:value-type="float">
            <text:p>0.2947</text:p>
          </table:table-cell>
          <table:table-cell office:value-type="float" office:value="3" calcext:value-type="float">
            <text:p>3</text:p>
          </table:table-cell>
          <table:table-cell office:value-type="float" office:value="0.0093" calcext:value-type="float">
            <text:p>0.0093</text:p>
          </table:table-cell>
          <table:table-cell office:value-type="float" office:value="15552" calcext:value-type="float">
            <text:p>15552</text:p>
          </table:table-cell>
          <table:table-cell office:value-type="float" office:value="0" calcext:value-type="float">
            <text:p>0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2947" calcext:value-type="float">
            <text:p>0.2947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/>0.0178 \\ </text:p>
          </table:table-cell>
          <table:table-cell/>
        </table:table-row>
        <table:table-row table:style-name="ro1">
          <table:table-cell office:value-type="string" calcext:value-type="string">
            <text:p>knapPI_11_20_1000_87 </text:p>
          </table:table-cell>
          <table:table-cell office:value-type="float" office:value="9139.231" calcext:value-type="float">
            <text:p>9139.231</text:p>
          </table:table-cell>
          <table:table-cell office:value-type="float" office:value="9074.0299" calcext:value-type="float">
            <text:p>9074.0299</text:p>
          </table:table-cell>
          <table:table-cell office:value-type="float" office:value="0.0996" calcext:value-type="float">
            <text:p>0.0996</text:p>
          </table:table-cell>
          <table:table-cell office:value-type="float" office:value="9" calcext:value-type="float">
            <text:p>9</text:p>
          </table:table-cell>
          <table:table-cell office:value-type="float" office:value="0.0169" calcext:value-type="float">
            <text:p>0.0169</text:p>
          </table:table-cell>
          <table:table-cell office:value-type="float" office:value="9065" calcext:value-type="float">
            <text:p>9065</text:p>
          </table:table-cell>
          <table:table-cell office:value-type="float" office:value="0" calcext:value-type="float">
            <text:p>0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0996" calcext:value-type="float">
            <text:p>0.099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<text:s/>0.0947 \\ </text:p>
          </table:table-cell>
          <table:table-cell/>
        </table:table-row>
        <table:table-row table:style-name="ro1">
          <table:table-cell office:value-type="string" calcext:value-type="string">
            <text:p>knapPI_11_20_1000_91 </text:p>
          </table:table-cell>
          <table:table-cell office:value-type="float" office:value="6952.033" calcext:value-type="float">
            <text:p>6952.033</text:p>
          </table:table-cell>
          <table:table-cell office:value-type="float" office:value="6952.0328" calcext:value-type="float">
            <text:p>6952.0328</text:p>
          </table:table-cell>
          <table:table-cell office:value-type="float" office:value="0.0149" calcext:value-type="float">
            <text:p>0.0149</text:p>
          </table:table-cell>
          <table:table-cell office:value-type="float" office:value="0" calcext:value-type="float">
            <text:p>0</text:p>
          </table:table-cell>
          <table:table-cell office:value-type="float" office:value="0.0071" calcext:value-type="float">
            <text:p>0.0071</text:p>
          </table:table-cell>
          <table:table-cell office:value-type="float" office:value="6952.0328" calcext:value-type="float">
            <text:p>6952.0328</text:p>
          </table:table-cell>
          <table:table-cell office:value-type="float" office:value="0.0149" calcext:value-type="float">
            <text:p>0.0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s/>0.0164 \\ 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11(not cut by dom) vs 3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formula="of:=AVERAGE([.D2:.D37])" office:value-type="float" office:value="0.834011111111111" calcext:value-type="float">
            <text:p>0.834011111111111</text:p>
          </table:table-cell>
          <table:table-cell table:number-columns-repeated="3"/>
          <table:table-cell table:formula="of:=AVERAGE([.H2:.H37])" office:value-type="float" office:value="0.181030555555556" calcext:value-type="float">
            <text:p>0.181030555555556</text:p>
          </table:table-cell>
          <table:table-cell table:formula="of:=AVERAGE([.I2:.I37])" office:value-type="float" office:value="0.634908333333333" calcext:value-type="float">
            <text:p>0.634908333333333</text:p>
          </table:table-cell>
          <table:table-cell table:formula="of:=AVERAGE([.J2:.J37])" office:value-type="float" office:value="0.652980555555555" calcext:value-type="float">
            <text:p>0.652980555555555</text:p>
          </table:table-cell>
          <table:table-cell table:number-columns-repeated="3"/>
        </table:table-row>
      </table:table>
      <table:table table:name="Sheet4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st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grb root val</text:p>
          </table:table-cell>
          <table:table-cell office:value-type="string" calcext:value-type="string">
            <text:p>grb root gap to opt</text:p>
          </table:table-cell>
          <table:table-cell office:value-type="string" calcext:value-type="string">
            <text:p># cut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dom val</text:p>
          </table:table-cell>
          <table:table-cell office:value-type="string" calcext:value-type="string">
            <text:p>dom gap to opt</text:p>
          </table:table-cell>
          <table:table-cell office:value-type="string" calcext:value-type="string">
            <text:p>|dom – grb|/opt</text:p>
          </table:table-cell>
          <table:table-cell office:value-type="string" calcext:value-type="string">
            <text:p>|dom-grb|/grb</text:p>
          </table:table-cell>
          <table:table-cell office:value-type="string" calcext:value-type="string">
            <text:p>#cuts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knapPI_11_50_1000_15 </text:p>
          </table:table-cell>
          <table:table-cell office:value-type="float" office:value="7351.888" calcext:value-type="float">
            <text:p>7351.888</text:p>
          </table:table-cell>
          <table:table-cell office:value-type="float" office:value="7351.8883" calcext:value-type="float">
            <text:p>7351.8883</text:p>
          </table:table-cell>
          <table:table-cell office:value-type="float" office:value="0.8628" calcext:value-type="float">
            <text:p>0.8628</text:p>
          </table:table-cell>
          <table:table-cell office:value-type="float" office:value="4" calcext:value-type="float">
            <text:p>4</text:p>
          </table:table-cell>
          <table:table-cell office:value-type="float" office:value="0.0091" calcext:value-type="float">
            <text:p>0.0091</text:p>
          </table:table-cell>
          <table:table-cell office:value-type="float" office:value="7351.8883" calcext:value-type="float">
            <text:p>7351.8883</text:p>
          </table:table-cell>
          <table:table-cell office:value-type="float" office:value="0.8628" calcext:value-type="float">
            <text:p>0.8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97" calcext:value-type="float">
            <text:p>39097</text:p>
          </table:table-cell>
          <table:table-cell office:value-type="string" calcext:value-type="string">
            <text:p><text:s/>5.8784 \\ </text:p>
          </table:table-cell>
        </table:table-row>
        <table:table-row table:style-name="ro1">
          <table:table-cell office:value-type="string" calcext:value-type="string">
            <text:p>knapPI_11_50_1000_16 </text:p>
          </table:table-cell>
          <table:table-cell office:value-type="float" office:value="5973.219" calcext:value-type="float">
            <text:p>5973.219</text:p>
          </table:table-cell>
          <table:table-cell office:value-type="float" office:value="5973.2185" calcext:value-type="float">
            <text:p>5973.2185</text:p>
          </table:table-cell>
          <table:table-cell office:value-type="float" office:value="0.5592" calcext:value-type="float">
            <text:p>0.5592</text:p>
          </table:table-cell>
          <table:table-cell office:value-type="float" office:value="4" calcext:value-type="float">
            <text:p>4</text:p>
          </table:table-cell>
          <table:table-cell office:value-type="float" office:value="0.0102" calcext:value-type="float">
            <text:p>0.0102</text:p>
          </table:table-cell>
          <table:table-cell office:value-type="float" office:value="5973.2185" calcext:value-type="float">
            <text:p>5973.2185</text:p>
          </table:table-cell>
          <table:table-cell office:value-type="float" office:value="0.5592" calcext:value-type="float">
            <text:p>0.5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45" calcext:value-type="float">
            <text:p>37445</text:p>
          </table:table-cell>
          <table:table-cell office:value-type="string" calcext:value-type="string">
            <text:p><text:s/>7.1907 \\ </text:p>
          </table:table-cell>
        </table:table-row>
        <table:table-row table:style-name="ro1">
          <table:table-cell office:value-type="string" calcext:value-type="string">
            <text:p>knapPI_11_50_1000_18 </text:p>
          </table:table-cell>
          <table:table-cell office:value-type="float" office:value="10737.3" calcext:value-type="float">
            <text:p>10737.3</text:p>
          </table:table-cell>
          <table:table-cell office:value-type="float" office:value="10737.3016" calcext:value-type="float">
            <text:p>10737.3016</text:p>
          </table:table-cell>
          <table:table-cell office:value-type="float" office:value="1.0665" calcext:value-type="float">
            <text:p>1.0665</text:p>
          </table:table-cell>
          <table:table-cell office:value-type="float" office:value="4" calcext:value-type="float">
            <text:p>4</text:p>
          </table:table-cell>
          <table:table-cell office:value-type="float" office:value="0.0065" calcext:value-type="float">
            <text:p>0.0065</text:p>
          </table:table-cell>
          <table:table-cell office:value-type="float" office:value="10624" calcext:value-type="float">
            <text:p>10624</text:p>
          </table:table-cell>
          <table:table-cell office:value-type="float" office:value="0" calcext:value-type="float">
            <text:p>0</text:p>
          </table:table-cell>
          <table:table-cell office:value-type="float" office:value="1.0552" calcext:value-type="float">
            <text:p>1.0552</text:p>
          </table:table-cell>
          <table:table-cell office:value-type="float" office:value="1.0665" calcext:value-type="float">
            <text:p>1.0665</text:p>
          </table:table-cell>
          <table:table-cell office:value-type="float" office:value="38338" calcext:value-type="float">
            <text:p>38338</text:p>
          </table:table-cell>
          <table:table-cell office:value-type="string" calcext:value-type="string">
            <text:p><text:s/>4.8635 \\ </text:p>
          </table:table-cell>
        </table:table-row>
        <table:table-row table:style-name="ro1">
          <table:table-cell office:value-type="string" calcext:value-type="string">
            <text:p>knapPI_11_50_1000_19 </text:p>
          </table:table-cell>
          <table:table-cell table:number-columns-repeated="2" office:value-type="float" office:value="22790" calcext:value-type="float">
            <text:p>22790</text:p>
          </table:table-cell>
          <table:table-cell office:value-type="float" office:value="0.2993" calcext:value-type="float">
            <text:p>0.2993</text:p>
          </table:table-cell>
          <table:table-cell office:value-type="float" office:value="5" calcext:value-type="float">
            <text:p>5</text:p>
          </table:table-cell>
          <table:table-cell office:value-type="float" office:value="0.0163" calcext:value-type="float">
            <text:p>0.0163</text:p>
          </table:table-cell>
          <table:table-cell office:value-type="float" office:value="22722" calcext:value-type="float">
            <text:p>22722</text:p>
          </table:table-cell>
          <table:table-cell office:value-type="float" office:value="0" calcext:value-type="float">
            <text:p>0</text:p>
          </table:table-cell>
          <table:table-cell office:value-type="float" office:value="0.2984" calcext:value-type="float">
            <text:p>0.2984</text:p>
          </table:table-cell>
          <table:table-cell office:value-type="float" office:value="0.2993" calcext:value-type="float">
            <text:p>0.2993</text:p>
          </table:table-cell>
          <table:table-cell office:value-type="float" office:value="26102" calcext:value-type="float">
            <text:p>26102</text:p>
          </table:table-cell>
          <table:table-cell office:value-type="string" calcext:value-type="string">
            <text:p><text:s/>1.9136 \\ </text:p>
          </table:table-cell>
        </table:table-row>
        <table:table-row table:style-name="ro1">
          <table:table-cell office:value-type="string" calcext:value-type="string">
            <text:p>knapPI_11_50_1000_20 </text:p>
          </table:table-cell>
          <table:table-cell office:value-type="float" office:value="6909.989" calcext:value-type="float">
            <text:p>6909.989</text:p>
          </table:table-cell>
          <table:table-cell office:value-type="float" office:value="6909.9888" calcext:value-type="float">
            <text:p>6909.9888</text:p>
          </table:table-cell>
          <table:table-cell office:value-type="float" office:value="0.3192" calcext:value-type="float">
            <text:p>0.3192</text:p>
          </table:table-cell>
          <table:table-cell office:value-type="float" office:value="8" calcext:value-type="float">
            <text:p>8</text:p>
          </table:table-cell>
          <table:table-cell office:value-type="float" office:value="0.0081" calcext:value-type="float">
            <text:p>0.0081</text:p>
          </table:table-cell>
          <table:table-cell office:value-type="float" office:value="6888" calcext:value-type="float">
            <text:p>6888</text:p>
          </table:table-cell>
          <table:table-cell office:value-type="float" office:value="0" calcext:value-type="float">
            <text:p>0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3192" calcext:value-type="float">
            <text:p>0.3192</text:p>
          </table:table-cell>
          <table:table-cell office:value-type="float" office:value="35494" calcext:value-type="float">
            <text:p>35494</text:p>
          </table:table-cell>
          <table:table-cell office:value-type="string" calcext:value-type="string">
            <text:p><text:s/>2.7981 \\ </text:p>
          </table:table-cell>
        </table:table-row>
        <table:table-row table:style-name="ro1">
          <table:table-cell office:value-type="string" calcext:value-type="string">
            <text:p>knapPI_11_50_1000_22 </text:p>
          </table:table-cell>
          <table:table-cell office:value-type="float" office:value="20503.47" calcext:value-type="float">
            <text:p>20503.47</text:p>
          </table:table-cell>
          <table:table-cell office:value-type="float" office:value="20503.4725" calcext:value-type="float">
            <text:p>20503.4725</text:p>
          </table:table-cell>
          <table:table-cell office:value-type="float" office:value="0.4383" calcext:value-type="float">
            <text:p>0.4383</text:p>
          </table:table-cell>
          <table:table-cell office:value-type="float" office:value="2" calcext:value-type="float">
            <text:p>2</text:p>
          </table:table-cell>
          <table:table-cell office:value-type="float" office:value="0.0155" calcext:value-type="float">
            <text:p>0.0155</text:p>
          </table:table-cell>
          <table:table-cell office:value-type="float" office:value="20414" calcext:value-type="float">
            <text:p>20414</text:p>
          </table:table-cell>
          <table:table-cell office:value-type="float" office:value="0" calcext:value-type="float">
            <text:p>0</text:p>
          </table:table-cell>
          <table:table-cell office:value-type="float" office:value="0.4364" calcext:value-type="float">
            <text:p>0.4364</text:p>
          </table:table-cell>
          <table:table-cell office:value-type="float" office:value="0.4383" calcext:value-type="float">
            <text:p>0.4383</text:p>
          </table:table-cell>
          <table:table-cell office:value-type="float" office:value="22431" calcext:value-type="float">
            <text:p>22431</text:p>
          </table:table-cell>
          <table:table-cell office:value-type="string" calcext:value-type="string">
            <text:p><text:s/>3.1464 \\ </text:p>
          </table:table-cell>
        </table:table-row>
        <table:table-row table:style-name="ro1">
          <table:table-cell office:value-type="string" calcext:value-type="string">
            <text:p>knapPI_11_50_1000_24 </text:p>
          </table:table-cell>
          <table:table-cell office:value-type="float" office:value="9999.429" calcext:value-type="float">
            <text:p>9999.429</text:p>
          </table:table-cell>
          <table:table-cell office:value-type="float" office:value="9999.4286" calcext:value-type="float">
            <text:p>9999.4286</text:p>
          </table:table-cell>
          <table:table-cell office:value-type="float" office:value="0.821" calcext:value-type="float">
            <text:p>0.821</text:p>
          </table:table-cell>
          <table:table-cell office:value-type="float" office:value="2" calcext:value-type="float">
            <text:p>2</text:p>
          </table:table-cell>
          <table:table-cell office:value-type="float" office:value="0.0162" calcext:value-type="float">
            <text:p>0.0162</text:p>
          </table:table-cell>
          <table:table-cell office:value-type="float" office:value="9918" calcext:value-type="float">
            <text:p>9918</text:p>
          </table:table-cell>
          <table:table-cell office:value-type="float" office:value="0" calcext:value-type="float">
            <text:p>0</text:p>
          </table:table-cell>
          <table:table-cell office:value-type="float" office:value="0.8143" calcext:value-type="float">
            <text:p>0.8143</text:p>
          </table:table-cell>
          <table:table-cell office:value-type="float" office:value="0.821" calcext:value-type="float">
            <text:p>0.821</text:p>
          </table:table-cell>
          <table:table-cell office:value-type="float" office:value="31928" calcext:value-type="float">
            <text:p>31928</text:p>
          </table:table-cell>
          <table:table-cell office:value-type="string" calcext:value-type="string">
            <text:p><text:s/>4.1544 \\ </text:p>
          </table:table-cell>
        </table:table-row>
        <table:table-row table:style-name="ro1">
          <table:table-cell office:value-type="string" calcext:value-type="string">
            <text:p>knapPI_11_50_1000_25 </text:p>
          </table:table-cell>
          <table:table-cell office:value-type="float" office:value="26334.57" calcext:value-type="float">
            <text:p>26334.57</text:p>
          </table:table-cell>
          <table:table-cell office:value-type="float" office:value="26334.5714" calcext:value-type="float">
            <text:p>26334.5714</text:p>
          </table:table-cell>
          <table:table-cell office:value-type="float" office:value="0.0098" calcext:value-type="float">
            <text:p>0.0098</text:p>
          </table:table-cell>
          <table:table-cell office:value-type="float" office:value="3" calcext:value-type="float">
            <text:p>3</text:p>
          </table:table-cell>
          <table:table-cell office:value-type="float" office:value="0.0122" calcext:value-type="float">
            <text:p>0.0122</text:p>
          </table:table-cell>
          <table:table-cell office:value-type="float" office:value="26332" calcext:value-type="float">
            <text:p>263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98" calcext:value-type="float">
            <text:p>0.0098</text:p>
          </table:table-cell>
          <table:table-cell office:value-type="float" office:value="19925" calcext:value-type="float">
            <text:p>19925</text:p>
          </table:table-cell>
          <table:table-cell office:value-type="string" calcext:value-type="string">
            <text:p><text:s/>2.6424 \\ </text:p>
          </table:table-cell>
        </table:table-row>
        <table:table-row table:style-name="ro1">
          <table:table-cell office:value-type="string" calcext:value-type="string">
            <text:p>knapPI_11_50_1000_26 </text:p>
          </table:table-cell>
          <table:table-cell table:number-columns-repeated="2" office:value-type="float" office:value="8254.125" calcext:value-type="float">
            <text:p>8254.125</text:p>
          </table:table-cell>
          <table:table-cell office:value-type="float" office:value="0.5987" calcext:value-type="float">
            <text:p>0.5987</text:p>
          </table:table-cell>
          <table:table-cell office:value-type="float" office:value="3" calcext:value-type="float">
            <text:p>3</text:p>
          </table:table-cell>
          <table:table-cell office:value-type="float" office:value="0.0164" calcext:value-type="float">
            <text:p>0.0164</text:p>
          </table:table-cell>
          <table:table-cell office:value-type="float" office:value="8254.125" calcext:value-type="float">
            <text:p>8254.125</text:p>
          </table:table-cell>
          <table:table-cell office:value-type="float" office:value="0.5987" calcext:value-type="float">
            <text:p>0.5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0" calcext:value-type="float">
            <text:p>28400</text:p>
          </table:table-cell>
          <table:table-cell office:value-type="string" calcext:value-type="string">
            <text:p><text:s/>4.6143 \\ </text:p>
          </table:table-cell>
        </table:table-row>
        <table:table-row table:style-name="ro1">
          <table:table-cell office:value-type="string" calcext:value-type="string">
            <text:p>knapPI_11_50_1000_28 </text:p>
          </table:table-cell>
          <table:table-cell office:value-type="float" office:value="6393.604" calcext:value-type="float">
            <text:p>6393.604</text:p>
          </table:table-cell>
          <table:table-cell office:value-type="float" office:value="6366.5" calcext:value-type="float">
            <text:p>6366.5</text:p>
          </table:table-cell>
          <table:table-cell office:value-type="float" office:value="0.0707" calcext:value-type="float">
            <text:p>0.0707</text:p>
          </table:table-cell>
          <table:table-cell office:value-type="float" office:value="6" calcext:value-type="float">
            <text:p>6</text:p>
          </table:table-cell>
          <table:table-cell office:value-type="float" office:value="0.0133" calcext:value-type="float">
            <text:p>0.0133</text:p>
          </table:table-cell>
          <table:table-cell office:value-type="float" office:value="6362" calcext:value-type="float">
            <text:p>63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07" calcext:value-type="float">
            <text:p>0.0707</text:p>
          </table:table-cell>
          <table:table-cell office:value-type="float" office:value="23145" calcext:value-type="float">
            <text:p>23145</text:p>
          </table:table-cell>
          <table:table-cell office:value-type="string" calcext:value-type="string">
            <text:p><text:s/>0.5966 \\ </text:p>
          </table:table-cell>
        </table:table-row>
        <table:table-row table:style-name="ro1">
          <table:table-cell office:value-type="string" calcext:value-type="string">
            <text:p>knapPI_11_50_1000_29 </text:p>
          </table:table-cell>
          <table:table-cell office:value-type="float" office:value="8635.881" calcext:value-type="float">
            <text:p>8635.881</text:p>
          </table:table-cell>
          <table:table-cell office:value-type="float" office:value="8635.8814" calcext:value-type="float">
            <text:p>8635.8814</text:p>
          </table:table-cell>
          <table:table-cell office:value-type="float" office:value="0.1842" calcext:value-type="float">
            <text:p>0.1842</text:p>
          </table:table-cell>
          <table:table-cell office:value-type="float" office:value="4" calcext:value-type="float">
            <text:p>4</text:p>
          </table:table-cell>
          <table:table-cell office:value-type="float" office:value="0.0081" calcext:value-type="float">
            <text:p>0.0081</text:p>
          </table:table-cell>
          <table:table-cell office:value-type="float" office:value="8635.8814" calcext:value-type="float">
            <text:p>8635.8814</text:p>
          </table:table-cell>
          <table:table-cell office:value-type="float" office:value="0.1842" calcext:value-type="float">
            <text:p>0.1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82" calcext:value-type="float">
            <text:p>21682</text:p>
          </table:table-cell>
          <table:table-cell office:value-type="string" calcext:value-type="string">
            <text:p><text:s/>3.4911 \\ </text:p>
          </table:table-cell>
        </table:table-row>
        <table:table-row table:style-name="ro1">
          <table:table-cell office:value-type="string" calcext:value-type="string">
            <text:p>knapPI_11_50_1000_3 </text:p>
          </table:table-cell>
          <table:table-cell office:value-type="float" office:value="1881.818" calcext:value-type="float">
            <text:p>1881.818</text:p>
          </table:table-cell>
          <table:table-cell office:value-type="float" office:value="1881.8182" calcext:value-type="float">
            <text:p>1881.8182</text:p>
          </table:table-cell>
          <table:table-cell office:value-type="float" office:value="4.5455" calcext:value-type="float">
            <text:p>4.5455</text:p>
          </table:table-cell>
          <table:table-cell office:value-type="float" office:value="5" calcext:value-type="float">
            <text:p>5</text:p>
          </table:table-cell>
          <table:table-cell office:value-type="float" office:value="0.0097" calcext:value-type="float">
            <text:p>0.0097</text:p>
          </table:table-cell>
          <table:table-cell office:value-type="float" office:value="1881.8182" calcext:value-type="float">
            <text:p>1881.8182</text:p>
          </table:table-cell>
          <table:table-cell office:value-type="float" office:value="4.5455" calcext:value-type="float">
            <text:p>4.5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12" calcext:value-type="float">
            <text:p>27212</text:p>
          </table:table-cell>
          <table:table-cell office:value-type="string" calcext:value-type="string">
            <text:p><text:s/>6.714 \\ </text:p>
          </table:table-cell>
        </table:table-row>
        <table:table-row table:style-name="ro1">
          <table:table-cell office:value-type="string" calcext:value-type="string">
            <text:p>knapPI_11_50_1000_32 </text:p>
          </table:table-cell>
          <table:table-cell office:value-type="float" office:value="6753.038" calcext:value-type="float">
            <text:p>6753.038</text:p>
          </table:table-cell>
          <table:table-cell office:value-type="float" office:value="6753.0377" calcext:value-type="float">
            <text:p>6753.0377</text:p>
          </table:table-cell>
          <table:table-cell office:value-type="float" office:value="0.1192" calcext:value-type="float">
            <text:p>0.1192</text:p>
          </table:table-cell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.008</text:p>
          </table:table-cell>
          <table:table-cell office:value-type="float" office:value="6745" calcext:value-type="float">
            <text:p>6745</text:p>
          </table:table-cell>
          <table:table-cell office:value-type="float" office:value="0" calcext:value-type="float">
            <text:p>0</text:p>
          </table:table-cell>
          <table:table-cell office:value-type="float" office:value="0.119" calcext:value-type="float">
            <text:p>0.119</text:p>
          </table:table-cell>
          <table:table-cell office:value-type="float" office:value="0.1192" calcext:value-type="float">
            <text:p>0.1192</text:p>
          </table:table-cell>
          <table:table-cell office:value-type="float" office:value="29287" calcext:value-type="float">
            <text:p>29287</text:p>
          </table:table-cell>
          <table:table-cell office:value-type="string" calcext:value-type="string">
            <text:p><text:s/>2.9016 \\ </text:p>
          </table:table-cell>
        </table:table-row>
        <table:table-row table:style-name="ro1">
          <table:table-cell office:value-type="string" calcext:value-type="string">
            <text:p>knapPI_11_50_1000_34 </text:p>
          </table:table-cell>
          <table:table-cell office:value-type="float" office:value="21382.95" calcext:value-type="float">
            <text:p>21382.95</text:p>
          </table:table-cell>
          <table:table-cell office:value-type="float" office:value="21382.955" calcext:value-type="float">
            <text:p>21382.955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 office:value-type="float" office:value="0.0116" calcext:value-type="float">
            <text:p>0.0116</text:p>
          </table:table-cell>
          <table:table-cell office:value-type="float" office:value="21368" calcext:value-type="float">
            <text:p>21368</text:p>
          </table:table-cell>
          <table:table-cell office:value-type="float" office:value="0" calcext:value-type="float">
            <text:p>0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7" calcext:value-type="float">
            <text:p>0.07</text:p>
          </table:table-cell>
          <table:table-cell office:value-type="float" office:value="18403" calcext:value-type="float">
            <text:p>18403</text:p>
          </table:table-cell>
          <table:table-cell office:value-type="string" calcext:value-type="string">
            <text:p><text:s/>0.4591 \\ </text:p>
          </table:table-cell>
        </table:table-row>
        <table:table-row table:style-name="ro1">
          <table:table-cell office:value-type="string" calcext:value-type="string">
            <text:p>knapPI_11_50_1000_35 </text:p>
          </table:table-cell>
          <table:table-cell table:number-columns-repeated="2" office:value-type="float" office:value="16540.16" calcext:value-type="float">
            <text:p>16540.16</text:p>
          </table:table-cell>
          <table:table-cell office:value-type="float" office:value="0.4626" calcext:value-type="float">
            <text:p>0.4626</text:p>
          </table:table-cell>
          <table:table-cell office:value-type="float" office:value="3" calcext:value-type="float">
            <text:p>3</text:p>
          </table:table-cell>
          <table:table-cell office:value-type="float" office:value="0.0117" calcext:value-type="float">
            <text:p>0.0117</text:p>
          </table:table-cell>
          <table:table-cell office:value-type="float" office:value="16464" calcext:value-type="float">
            <text:p>16464</text:p>
          </table:table-cell>
          <table:table-cell office:value-type="float" office:value="0" calcext:value-type="float">
            <text:p>0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4626" calcext:value-type="float">
            <text:p>0.4626</text:p>
          </table:table-cell>
          <table:table-cell office:value-type="float" office:value="25057" calcext:value-type="float">
            <text:p>25057</text:p>
          </table:table-cell>
          <table:table-cell office:value-type="string" calcext:value-type="string">
            <text:p><text:s/>4.0348 \\ </text:p>
          </table:table-cell>
        </table:table-row>
        <table:table-row table:style-name="ro1">
          <table:table-cell office:value-type="string" calcext:value-type="string">
            <text:p>knapPI_11_50_1000_36 </text:p>
          </table:table-cell>
          <table:table-cell office:value-type="float" office:value="12679.93" calcext:value-type="float">
            <text:p>12679.93</text:p>
          </table:table-cell>
          <table:table-cell office:value-type="float" office:value="12679.9326" calcext:value-type="float">
            <text:p>12679.9326</text:p>
          </table:table-cell>
          <table:table-cell office:value-type="float" office:value="0.0468" calcext:value-type="float">
            <text:p>0.0468</text:p>
          </table:table-cell>
          <table:table-cell office:value-type="float" office:value="3" calcext:value-type="float">
            <text:p>3</text:p>
          </table:table-cell>
          <table:table-cell office:value-type="float" office:value="0.0214" calcext:value-type="float">
            <text:p>0.0214</text:p>
          </table:table-cell>
          <table:table-cell office:value-type="float" office:value="12674" calcext:value-type="float">
            <text:p>126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68" calcext:value-type="float">
            <text:p>0.0468</text:p>
          </table:table-cell>
          <table:table-cell office:value-type="float" office:value="22473" calcext:value-type="float">
            <text:p>22473</text:p>
          </table:table-cell>
          <table:table-cell office:value-type="string" calcext:value-type="string">
            <text:p><text:s/>0.8632 \\ </text:p>
          </table:table-cell>
        </table:table-row>
        <table:table-row table:style-name="ro1">
          <table:table-cell office:value-type="string" calcext:value-type="string">
            <text:p>knapPI_11_50_1000_38 </text:p>
          </table:table-cell>
          <table:table-cell office:value-type="float" office:value="20381.17" calcext:value-type="float">
            <text:p>20381.17</text:p>
          </table:table-cell>
          <table:table-cell office:value-type="float" office:value="20381.1667" calcext:value-type="float">
            <text:p>20381.1667</text:p>
          </table:table-cell>
          <table:table-cell office:value-type="float" office:value="0.045" calcext:value-type="float">
            <text:p>0.045</text:p>
          </table:table-cell>
          <table:table-cell office:value-type="float" office:value="3" calcext:value-type="float">
            <text:p>3</text:p>
          </table:table-cell>
          <table:table-cell office:value-type="float" office:value="0.0092" calcext:value-type="float">
            <text:p>0.0092</text:p>
          </table:table-cell>
          <table:table-cell office:value-type="float" office:value="20372" calcext:value-type="float">
            <text:p>203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23193" calcext:value-type="float">
            <text:p>23193</text:p>
          </table:table-cell>
          <table:table-cell office:value-type="string" calcext:value-type="string">
            <text:p><text:s/>0.8876 \\ </text:p>
          </table:table-cell>
        </table:table-row>
        <table:table-row table:style-name="ro1">
          <table:table-cell office:value-type="string" calcext:value-type="string">
            <text:p>knapPI_11_50_1000_39 </text:p>
          </table:table-cell>
          <table:table-cell office:value-type="float" office:value="15042.58" calcext:value-type="float">
            <text:p>15042.58</text:p>
          </table:table-cell>
          <table:table-cell office:value-type="float" office:value="15042.5806" calcext:value-type="float">
            <text:p>15042.5806</text:p>
          </table:table-cell>
          <table:table-cell office:value-type="float" office:value="0.1237" calcext:value-type="float">
            <text:p>0.1237</text:p>
          </table:table-cell>
          <table:table-cell office:value-type="float" office:value="3" calcext:value-type="float">
            <text:p>3</text:p>
          </table:table-cell>
          <table:table-cell office:value-type="float" office:value="0.0101" calcext:value-type="float">
            <text:p>0.0101</text:p>
          </table:table-cell>
          <table:table-cell office:value-type="float" office:value="15042.5806" calcext:value-type="float">
            <text:p>15042.5806</text:p>
          </table:table-cell>
          <table:table-cell office:value-type="float" office:value="0.1237" calcext:value-type="float">
            <text:p>0.1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94" calcext:value-type="float">
            <text:p>24694</text:p>
          </table:table-cell>
          <table:table-cell office:value-type="string" calcext:value-type="string">
            <text:p><text:s/>4.1299 \\ </text:p>
          </table:table-cell>
        </table:table-row>
        <table:table-row table:style-name="ro1">
          <table:table-cell office:value-type="string" calcext:value-type="string">
            <text:p>knapPI_11_50_1000_40 </text:p>
          </table:table-cell>
          <table:table-cell office:value-type="float" office:value="3089.432" calcext:value-type="float">
            <text:p>3089.432</text:p>
          </table:table-cell>
          <table:table-cell office:value-type="float" office:value="3089.4316" calcext:value-type="float">
            <text:p>3089.4316</text:p>
          </table:table-cell>
          <table:table-cell office:value-type="float" office:value="0.5674" calcext:value-type="float">
            <text:p>0.5674</text:p>
          </table:table-cell>
          <table:table-cell office:value-type="float" office:value="5" calcext:value-type="float">
            <text:p>5</text:p>
          </table:table-cell>
          <table:table-cell office:value-type="float" office:value="0.0114" calcext:value-type="float">
            <text:p>0.0114</text:p>
          </table:table-cell>
          <table:table-cell office:value-type="float" office:value="3072" calcext:value-type="float">
            <text:p>3072</text:p>
          </table:table-cell>
          <table:table-cell office:value-type="float" office:value="0" calcext:value-type="float">
            <text:p>0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5674" calcext:value-type="float">
            <text:p>0.5674</text:p>
          </table:table-cell>
          <table:table-cell office:value-type="float" office:value="24982" calcext:value-type="float">
            <text:p>24982</text:p>
          </table:table-cell>
          <table:table-cell office:value-type="string" calcext:value-type="string">
            <text:p><text:s/>1.1113 \\ </text:p>
          </table:table-cell>
        </table:table-row>
        <table:table-row table:style-name="ro1">
          <table:table-cell office:value-type="string" calcext:value-type="string">
            <text:p>knapPI_11_50_1000_41 </text:p>
          </table:table-cell>
          <table:table-cell office:value-type="float" office:value="23458.36" calcext:value-type="float">
            <text:p>23458.36</text:p>
          </table:table-cell>
          <table:table-cell office:value-type="float" office:value="23458.3592" calcext:value-type="float">
            <text:p>23458.3592</text:p>
          </table:table-cell>
          <table:table-cell office:value-type="float" office:value="0.1681" calcext:value-type="float">
            <text:p>0.1681</text:p>
          </table:table-cell>
          <table:table-cell office:value-type="float" office:value="2" calcext:value-type="float">
            <text:p>2</text:p>
          </table:table-cell>
          <table:table-cell office:value-type="float" office:value="0.0192" calcext:value-type="float">
            <text:p>0.0192</text:p>
          </table:table-cell>
          <table:table-cell office:value-type="float" office:value="23419" calcext:value-type="float">
            <text:p>23419</text:p>
          </table:table-cell>
          <table:table-cell office:value-type="float" office:value="0" calcext:value-type="float">
            <text:p>0</text:p>
          </table:table-cell>
          <table:table-cell office:value-type="float" office:value="0.1678" calcext:value-type="float">
            <text:p>0.1678</text:p>
          </table:table-cell>
          <table:table-cell office:value-type="float" office:value="0.1681" calcext:value-type="float">
            <text:p>0.1681</text:p>
          </table:table-cell>
          <table:table-cell office:value-type="float" office:value="16206" calcext:value-type="float">
            <text:p>16206</text:p>
          </table:table-cell>
          <table:table-cell office:value-type="string" calcext:value-type="string">
            <text:p><text:s/>0.3535 \\ </text:p>
          </table:table-cell>
        </table:table-row>
        <table:table-row table:style-name="ro1">
          <table:table-cell office:value-type="string" calcext:value-type="string">
            <text:p>knapPI_11_50_1000_42 </text:p>
          </table:table-cell>
          <table:table-cell office:value-type="float" office:value="22519.84" calcext:value-type="float">
            <text:p>22519.84</text:p>
          </table:table-cell>
          <table:table-cell office:value-type="float" office:value="22519.8434" calcext:value-type="float">
            <text:p>22519.8434</text:p>
          </table:table-cell>
          <table:table-cell office:value-type="float" office:value="0.0082" calcext:value-type="float">
            <text:p>0.0082</text:p>
          </table:table-cell>
          <table:table-cell office:value-type="float" office:value="2" calcext:value-type="float">
            <text:p>2</text:p>
          </table:table-cell>
          <table:table-cell office:value-type="float" office:value="0.0121" calcext:value-type="float">
            <text:p>0.0121</text:p>
          </table:table-cell>
          <table:table-cell office:value-type="float" office:value="22518" calcext:value-type="float">
            <text:p>225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2" calcext:value-type="float">
            <text:p>0.0082</text:p>
          </table:table-cell>
          <table:table-cell office:value-type="float" office:value="18174" calcext:value-type="float">
            <text:p>18174</text:p>
          </table:table-cell>
          <table:table-cell office:value-type="string" calcext:value-type="string">
            <text:p><text:s/>0.4322 \\ </text:p>
          </table:table-cell>
        </table:table-row>
        <table:table-row table:style-name="ro1">
          <table:table-cell office:value-type="string" calcext:value-type="string">
            <text:p>knapPI_11_50_1000_44 </text:p>
          </table:table-cell>
          <table:table-cell office:value-type="float" office:value="19649.73" calcext:value-type="float">
            <text:p>19649.73</text:p>
          </table:table-cell>
          <table:table-cell office:value-type="float" office:value="19649.731" calcext:value-type="float">
            <text:p>19649.731</text:p>
          </table:table-cell>
          <table:table-cell office:value-type="float" office:value="0.5719" calcext:value-type="float">
            <text:p>0.5719</text:p>
          </table:table-cell>
          <table:table-cell office:value-type="float" office:value="3" calcext:value-type="float">
            <text:p>3</text:p>
          </table:table-cell>
          <table:table-cell office:value-type="float" office:value="0.0088" calcext:value-type="float">
            <text:p>0.0088</text:p>
          </table:table-cell>
          <table:table-cell office:value-type="float" office:value="19649.731" calcext:value-type="float">
            <text:p>19649.731</text:p>
          </table:table-cell>
          <table:table-cell office:value-type="float" office:value="0.5719" calcext:value-type="float">
            <text:p>0.5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02" calcext:value-type="float">
            <text:p>19102</text:p>
          </table:table-cell>
          <table:table-cell office:value-type="string" calcext:value-type="string">
            <text:p><text:s/>2.1988 \\ </text:p>
          </table:table-cell>
        </table:table-row>
        <table:table-row table:style-name="ro1">
          <table:table-cell office:value-type="string" calcext:value-type="string">
            <text:p>knapPI_11_50_1000_46 </text:p>
          </table:table-cell>
          <table:table-cell office:value-type="float" office:value="29455.4" calcext:value-type="float">
            <text:p>29455.4</text:p>
          </table:table-cell>
          <table:table-cell office:value-type="float" office:value="29455.4021" calcext:value-type="float">
            <text:p>29455.4021</text:p>
          </table:table-cell>
          <table:table-cell office:value-type="float" office:value="0.3352" calcext:value-type="float">
            <text:p>0.3352</text:p>
          </table:table-cell>
          <table:table-cell office:value-type="float" office:value="3" calcext:value-type="float">
            <text:p>3</text:p>
          </table:table-cell>
          <table:table-cell office:value-type="float" office:value="0.0098" calcext:value-type="float">
            <text:p>0.0098</text:p>
          </table:table-cell>
          <table:table-cell office:value-type="float" office:value="29357" calcext:value-type="float">
            <text:p>29357</text:p>
          </table:table-cell>
          <table:table-cell office:value-type="float" office:value="0" calcext:value-type="float">
            <text:p>0</text:p>
          </table:table-cell>
          <table:table-cell office:value-type="float" office:value="0.3341" calcext:value-type="float">
            <text:p>0.3341</text:p>
          </table:table-cell>
          <table:table-cell office:value-type="float" office:value="0.3352" calcext:value-type="float">
            <text:p>0.3352</text:p>
          </table:table-cell>
          <table:table-cell office:value-type="float" office:value="20100" calcext:value-type="float">
            <text:p>20100</text:p>
          </table:table-cell>
          <table:table-cell office:value-type="string" calcext:value-type="string">
            <text:p><text:s/>2.0436 \\ </text:p>
          </table:table-cell>
        </table:table-row>
        <table:table-row table:style-name="ro1">
          <table:table-cell office:value-type="string" calcext:value-type="string">
            <text:p>knapPI_11_50_1000_48 </text:p>
          </table:table-cell>
          <table:table-cell office:value-type="float" office:value="16645.65" calcext:value-type="float">
            <text:p>16645.65</text:p>
          </table:table-cell>
          <table:table-cell office:value-type="float" office:value="16645.6512" calcext:value-type="float">
            <text:p>16645.6512</text:p>
          </table:table-cell>
          <table:table-cell office:value-type="float" office:value="0.3294" calcext:value-type="float">
            <text:p>0.3294</text:p>
          </table:table-cell>
          <table:table-cell office:value-type="float" office:value="2" calcext:value-type="float">
            <text:p>2</text:p>
          </table:table-cell>
          <table:table-cell office:value-type="float" office:value="0.0102" calcext:value-type="float">
            <text:p>0.0102</text:p>
          </table:table-cell>
          <table:table-cell office:value-type="float" office:value="16645.6512" calcext:value-type="float">
            <text:p>16645.6512</text:p>
          </table:table-cell>
          <table:table-cell office:value-type="float" office:value="0.3294" calcext:value-type="float">
            <text:p>0.3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70" calcext:value-type="float">
            <text:p>15170</text:p>
          </table:table-cell>
          <table:table-cell office:value-type="string" calcext:value-type="string">
            <text:p><text:s/>2.001 \\ </text:p>
          </table:table-cell>
        </table:table-row>
        <table:table-row table:style-name="ro1">
          <table:table-cell office:value-type="string" calcext:value-type="string">
            <text:p>knapPI_11_50_1000_49 </text:p>
          </table:table-cell>
          <table:table-cell office:value-type="float" office:value="4991.117" calcext:value-type="float">
            <text:p>4991.117</text:p>
          </table:table-cell>
          <table:table-cell office:value-type="float" office:value="4991.1168" calcext:value-type="float">
            <text:p>4991.1168</text:p>
          </table:table-cell>
          <table:table-cell office:value-type="float" office:value="0.1026" calcext:value-type="float">
            <text:p>0.1026</text:p>
          </table:table-cell>
          <table:table-cell office:value-type="float" office:value="3" calcext:value-type="float">
            <text:p>3</text:p>
          </table:table-cell>
          <table:table-cell office:value-type="float" office:value="0.0122" calcext:value-type="float">
            <text:p>0.0122</text:p>
          </table:table-cell>
          <table:table-cell office:value-type="float" office:value="4991.1168" calcext:value-type="float">
            <text:p>4991.1168</text:p>
          </table:table-cell>
          <table:table-cell office:value-type="float" office:value="0.1026" calcext:value-type="float">
            <text:p>0.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26" calcext:value-type="float">
            <text:p>16626</text:p>
          </table:table-cell>
          <table:table-cell office:value-type="string" calcext:value-type="string">
            <text:p><text:s/>1.2175 \\ </text:p>
          </table:table-cell>
        </table:table-row>
        <table:table-row table:style-name="ro1">
          <table:table-cell office:value-type="string" calcext:value-type="string">
            <text:p>knapPI_11_50_1000_5 </text:p>
          </table:table-cell>
          <table:table-cell office:value-type="float" office:value="1288.989" calcext:value-type="float">
            <text:p>1288.989</text:p>
          </table:table-cell>
          <table:table-cell office:value-type="float" office:value="1288.9892" calcext:value-type="float">
            <text:p>1288.9892</text:p>
          </table:table-cell>
          <table:table-cell office:value-type="float" office:value="0.0768" calcext:value-type="float">
            <text:p>0.0768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  <table:table-cell office:value-type="float" office:value="1288.9892" calcext:value-type="float">
            <text:p>1288.9892</text:p>
          </table:table-cell>
          <table:table-cell office:value-type="float" office:value="0.0768" calcext:value-type="float">
            <text:p>0.0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60" calcext:value-type="float">
            <text:p>26260</text:p>
          </table:table-cell>
          <table:table-cell office:value-type="string" calcext:value-type="string">
            <text:p><text:s/>1.7433 \\ </text:p>
          </table:table-cell>
        </table:table-row>
        <table:table-row table:style-name="ro1">
          <table:table-cell office:value-type="string" calcext:value-type="string">
            <text:p>knapPI_11_50_1000_51 </text:p>
          </table:table-cell>
          <table:table-cell office:value-type="float" office:value="13964.27" calcext:value-type="float">
            <text:p>13964.27</text:p>
          </table:table-cell>
          <table:table-cell office:value-type="float" office:value="13964.2743" calcext:value-type="float">
            <text:p>13964.2743</text:p>
          </table:table-cell>
          <table:table-cell office:value-type="float" office:value="0.2604" calcext:value-type="float">
            <text:p>0.2604</text:p>
          </table:table-cell>
          <table:table-cell office:value-type="float" office:value="2" calcext:value-type="float">
            <text:p>2</text:p>
          </table:table-cell>
          <table:table-cell office:value-type="float" office:value="0.0115" calcext:value-type="float">
            <text:p>0.0115</text:p>
          </table:table-cell>
          <table:table-cell office:value-type="float" office:value="13928" calcext:value-type="float">
            <text:p>13928</text:p>
          </table:table-cell>
          <table:table-cell office:value-type="float" office:value="0" calcext:value-type="float">
            <text:p>0</text:p>
          </table:table-cell>
          <table:table-cell office:value-type="float" office:value="0.2598" calcext:value-type="float">
            <text:p>0.2598</text:p>
          </table:table-cell>
          <table:table-cell office:value-type="float" office:value="0.2604" calcext:value-type="float">
            <text:p>0.2604</text:p>
          </table:table-cell>
          <table:table-cell office:value-type="float" office:value="17868" calcext:value-type="float">
            <text:p>17868</text:p>
          </table:table-cell>
          <table:table-cell office:value-type="string" calcext:value-type="string">
            <text:p><text:s/>1.1374 \\ </text:p>
          </table:table-cell>
        </table:table-row>
        <table:table-row table:style-name="ro1">
          <table:table-cell office:value-type="string" calcext:value-type="string">
            <text:p>knapPI_11_50_1000_52 </text:p>
          </table:table-cell>
          <table:table-cell office:value-type="float" office:value="19536.96" calcext:value-type="float">
            <text:p>19536.96</text:p>
          </table:table-cell>
          <table:table-cell office:value-type="float" office:value="19536.955" calcext:value-type="float">
            <text:p>19536.955</text:p>
          </table:table-cell>
          <table:table-cell office:value-type="float" office:value="0.133" calcext:value-type="float">
            <text:p>0.133</text:p>
          </table:table-cell>
          <table:table-cell office:value-type="float" office:value="3" calcext:value-type="float">
            <text:p>3</text:p>
          </table:table-cell>
          <table:table-cell office:value-type="float" office:value="0.0119" calcext:value-type="float">
            <text:p>0.0119</text:p>
          </table:table-cell>
          <table:table-cell office:value-type="float" office:value="19511" calcext:value-type="float">
            <text:p>19511</text:p>
          </table:table-cell>
          <table:table-cell office:value-type="float" office:value="0" calcext:value-type="float">
            <text:p>0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133" calcext:value-type="float">
            <text:p>0.133</text:p>
          </table:table-cell>
          <table:table-cell office:value-type="float" office:value="17186" calcext:value-type="float">
            <text:p>17186</text:p>
          </table:table-cell>
          <table:table-cell office:value-type="string" calcext:value-type="string">
            <text:p><text:s/>1.2288 \\ </text:p>
          </table:table-cell>
        </table:table-row>
        <table:table-row table:style-name="ro1">
          <table:table-cell office:value-type="string" calcext:value-type="string">
            <text:p>knapPI_11_50_1000_53 </text:p>
          </table:table-cell>
          <table:table-cell office:value-type="float" office:value="8427.167" calcext:value-type="float">
            <text:p>8427.167</text:p>
          </table:table-cell>
          <table:table-cell office:value-type="float" office:value="8427.1667" calcext:value-type="float">
            <text:p>8427.1667</text:p>
          </table:table-cell>
          <table:table-cell office:value-type="float" office:value="0.2876" calcext:value-type="float">
            <text:p>0.2876</text:p>
          </table:table-cell>
          <table:table-cell office:value-type="float" office:value="4" calcext:value-type="float">
            <text:p>4</text:p>
          </table:table-cell>
          <table:table-cell office:value-type="float" office:value="0.0135" calcext:value-type="float">
            <text:p>0.0135</text:p>
          </table:table-cell>
          <table:table-cell office:value-type="float" office:value="8403" calcext:value-type="float">
            <text:p>8403</text:p>
          </table:table-cell>
          <table:table-cell office:value-type="float" office:value="0" calcext:value-type="float">
            <text:p>0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2876" calcext:value-type="float">
            <text:p>0.2876</text:p>
          </table:table-cell>
          <table:table-cell office:value-type="float" office:value="10328" calcext:value-type="float">
            <text:p>10328</text:p>
          </table:table-cell>
          <table:table-cell office:value-type="string" calcext:value-type="string">
            <text:p><text:s/>0.7018 \\ </text:p>
          </table:table-cell>
        </table:table-row>
        <table:table-row table:style-name="ro1">
          <table:table-cell office:value-type="string" calcext:value-type="string">
            <text:p>knapPI_11_50_1000_54 </text:p>
          </table:table-cell>
          <table:table-cell office:value-type="float" office:value="24106.82" calcext:value-type="float">
            <text:p>24106.82</text:p>
          </table:table-cell>
          <table:table-cell office:value-type="float" office:value="24106.6914" calcext:value-type="float">
            <text:p>24106.6914</text:p>
          </table:table-cell>
          <table:table-cell office:value-type="float" office:value="0.3944" calcext:value-type="float">
            <text:p>0.3944</text:p>
          </table:table-cell>
          <table:table-cell office:value-type="float" office:value="4" calcext:value-type="float">
            <text:p>4</text:p>
          </table:table-cell>
          <table:table-cell office:value-type="float" office:value="0.0126" calcext:value-type="float">
            <text:p>0.0126</text:p>
          </table:table-cell>
          <table:table-cell office:value-type="float" office:value="24094.3224" calcext:value-type="float">
            <text:p>24094.3224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0515" calcext:value-type="float">
            <text:p>0.0515</text:p>
          </table:table-cell>
          <table:table-cell office:value-type="float" office:value="18294" calcext:value-type="float">
            <text:p>18294</text:p>
          </table:table-cell>
          <table:table-cell office:value-type="string" calcext:value-type="string">
            <text:p><text:s/>3.569 \\ </text:p>
          </table:table-cell>
        </table:table-row>
        <table:table-row table:style-name="ro1">
          <table:table-cell office:value-type="string" calcext:value-type="string">
            <text:p>knapPI_11_50_1000_55 </text:p>
          </table:table-cell>
          <table:table-cell office:value-type="float" office:value="13201.36" calcext:value-type="float">
            <text:p>13201.36</text:p>
          </table:table-cell>
          <table:table-cell office:value-type="float" office:value="13201.3614" calcext:value-type="float">
            <text:p>13201.3614</text:p>
          </table:table-cell>
          <table:table-cell office:value-type="float" office:value="0.6892" calcext:value-type="float">
            <text:p>0.6892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.012</text:p>
          </table:table-cell>
          <table:table-cell office:value-type="float" office:value="13201.3614" calcext:value-type="float">
            <text:p>13201.3614</text:p>
          </table:table-cell>
          <table:table-cell office:value-type="float" office:value="0.6892" calcext:value-type="float">
            <text:p>0.6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03" calcext:value-type="float">
            <text:p>11603</text:p>
          </table:table-cell>
          <table:table-cell office:value-type="string" calcext:value-type="string">
            <text:p><text:s/>1.2271 \\ </text:p>
          </table:table-cell>
        </table:table-row>
        <table:table-row table:style-name="ro1">
          <table:table-cell office:value-type="string" calcext:value-type="string">
            <text:p>knapPI_11_50_1000_56 </text:p>
          </table:table-cell>
          <table:table-cell office:value-type="float" office:value="18400.09" calcext:value-type="float">
            <text:p>18400.09</text:p>
          </table:table-cell>
          <table:table-cell office:value-type="float" office:value="18400.0909" calcext:value-type="float">
            <text:p>18400.0909</text:p>
          </table:table-cell>
          <table:table-cell office:value-type="float" office:value="0.1802" calcext:value-type="float">
            <text:p>0.1802</text:p>
          </table:table-cell>
          <table:table-cell office:value-type="float" office:value="3" calcext:value-type="float">
            <text:p>3</text:p>
          </table:table-cell>
          <table:table-cell office:value-type="float" office:value="0.0101" calcext:value-type="float">
            <text:p>0.0101</text:p>
          </table:table-cell>
          <table:table-cell office:value-type="float" office:value="18367" calcext:value-type="float">
            <text:p>18367</text:p>
          </table:table-cell>
          <table:table-cell office:value-type="float" office:value="0" calcext:value-type="float">
            <text:p>0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1802" calcext:value-type="float">
            <text:p>0.1802</text:p>
          </table:table-cell>
          <table:table-cell office:value-type="float" office:value="12493" calcext:value-type="float">
            <text:p>12493</text:p>
          </table:table-cell>
          <table:table-cell office:value-type="string" calcext:value-type="string">
            <text:p><text:s/>0.2408 \\ </text:p>
          </table:table-cell>
        </table:table-row>
        <table:table-row table:style-name="ro1">
          <table:table-cell office:value-type="string" calcext:value-type="string">
            <text:p>knapPI_11_50_1000_57 </text:p>
          </table:table-cell>
          <table:table-cell office:value-type="float" office:value="16596.94" calcext:value-type="float">
            <text:p>16596.94</text:p>
          </table:table-cell>
          <table:table-cell office:value-type="float" office:value="16538" calcext:value-type="float">
            <text:p>16538</text:p>
          </table:table-cell>
          <table:table-cell office:value-type="float" office:value="0.0968" calcext:value-type="float">
            <text:p>0.0968</text:p>
          </table:table-cell>
          <table:table-cell office:value-type="float" office:value="7" calcext:value-type="float">
            <text:p>7</text:p>
          </table:table-cell>
          <table:table-cell office:value-type="float" office:value="0.0187" calcext:value-type="float">
            <text:p>0.0187</text:p>
          </table:table-cell>
          <table:table-cell office:value-type="float" office:value="16538" calcext:value-type="float">
            <text:p>16538</text:p>
          </table:table-cell>
          <table:table-cell office:value-type="float" office:value="0.0968" calcext:value-type="float">
            <text:p>0.0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78" calcext:value-type="float">
            <text:p>12978</text:p>
          </table:table-cell>
          <table:table-cell office:value-type="string" calcext:value-type="string">
            <text:p><text:s/>2.4982 \\ </text:p>
          </table:table-cell>
        </table:table-row>
        <table:table-row table:style-name="ro1">
          <table:table-cell office:value-type="string" calcext:value-type="string">
            <text:p>knapPI_11_50_1000_58 </text:p>
          </table:table-cell>
          <table:table-cell office:value-type="float" office:value="25722.57" calcext:value-type="float">
            <text:p>25722.57</text:p>
          </table:table-cell>
          <table:table-cell office:value-type="float" office:value="25722.5652" calcext:value-type="float">
            <text:p>25722.5652</text:p>
          </table:table-cell>
          <table:table-cell office:value-type="float" office:value="0.2868" calcext:value-type="float">
            <text:p>0.2868</text:p>
          </table:table-cell>
          <table:table-cell office:value-type="float" office:value="4" calcext:value-type="float">
            <text:p>4</text:p>
          </table:table-cell>
          <table:table-cell office:value-type="float" office:value="0.0196" calcext:value-type="float">
            <text:p>0.0196</text:p>
          </table:table-cell>
          <table:table-cell office:value-type="float" office:value="25649" calcext:value-type="float">
            <text:p>25649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68" calcext:value-type="float">
            <text:p>0.2868</text:p>
          </table:table-cell>
          <table:table-cell office:value-type="float" office:value="8347" calcext:value-type="float">
            <text:p>8347</text:p>
          </table:table-cell>
          <table:table-cell office:value-type="string" calcext:value-type="string">
            <text:p><text:s/>0.5275 \\ </text:p>
          </table:table-cell>
        </table:table-row>
        <table:table-row table:style-name="ro1">
          <table:table-cell office:value-type="string" calcext:value-type="string">
            <text:p>knapPI_11_50_1000_59 </text:p>
          </table:table-cell>
          <table:table-cell office:value-type="float" office:value="11513.37" calcext:value-type="float">
            <text:p>11513.37</text:p>
          </table:table-cell>
          <table:table-cell office:value-type="float" office:value="11513.3684" calcext:value-type="float">
            <text:p>11513.3684</text:p>
          </table:table-cell>
          <table:table-cell office:value-type="float" office:value="0.1772" calcext:value-type="float">
            <text:p>0.1772</text:p>
          </table:table-cell>
          <table:table-cell office:value-type="float" office:value="3" calcext:value-type="float">
            <text:p>3</text:p>
          </table:table-cell>
          <table:table-cell office:value-type="float" office:value="0.0116" calcext:value-type="float">
            <text:p>0.0116</text:p>
          </table:table-cell>
          <table:table-cell office:value-type="float" office:value="11513.3684" calcext:value-type="float">
            <text:p>11513.3684</text:p>
          </table:table-cell>
          <table:table-cell office:value-type="float" office:value="0.1772" calcext:value-type="float">
            <text:p>0.1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63" calcext:value-type="float">
            <text:p>11763</text:p>
          </table:table-cell>
          <table:table-cell office:value-type="string" calcext:value-type="string">
            <text:p><text:s/>1.0201 \\ </text:p>
          </table:table-cell>
        </table:table-row>
        <table:table-row table:style-name="ro1">
          <table:table-cell office:value-type="string" calcext:value-type="string">
            <text:p>knapPI_11_50_1000_6 </text:p>
          </table:table-cell>
          <table:table-cell office:value-type="float" office:value="2363.347" calcext:value-type="float">
            <text:p>2363.347</text:p>
          </table:table-cell>
          <table:table-cell office:value-type="float" office:value="2363.3469" calcext:value-type="float">
            <text:p>2363.3469</text:p>
          </table:table-cell>
          <table:table-cell office:value-type="float" office:value="0.2268" calcext:value-type="float">
            <text:p>0.2268</text:p>
          </table:table-cell>
          <table:table-cell office:value-type="float" office:value="6" calcext:value-type="float">
            <text:p>6</text:p>
          </table:table-cell>
          <table:table-cell office:value-type="float" office:value="0.006" calcext:value-type="float">
            <text:p>0.006</text:p>
          </table:table-cell>
          <table:table-cell office:value-type="float" office:value="2363.3469" calcext:value-type="float">
            <text:p>2363.3469</text:p>
          </table:table-cell>
          <table:table-cell office:value-type="float" office:value="0.2268" calcext:value-type="float">
            <text:p>0.2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966" calcext:value-type="float">
            <text:p>38966</text:p>
          </table:table-cell>
          <table:table-cell office:value-type="string" calcext:value-type="string">
            <text:p><text:s/>7.2329 \\ </text:p>
          </table:table-cell>
        </table:table-row>
        <table:table-row table:style-name="ro1">
          <table:table-cell office:value-type="string" calcext:value-type="string">
            <text:p>knapPI_11_50_1000_60 </text:p>
          </table:table-cell>
          <table:table-cell office:value-type="float" office:value="16059.07" calcext:value-type="float">
            <text:p>16059.07</text:p>
          </table:table-cell>
          <table:table-cell office:value-type="float" office:value="16059.0723" calcext:value-type="float">
            <text:p>16059.0723</text:p>
          </table:table-cell>
          <table:table-cell office:value-type="float" office:value="0.2189" calcext:value-type="float">
            <text:p>0.2189</text:p>
          </table:table-cell>
          <table:table-cell office:value-type="float" office:value="2" calcext:value-type="float">
            <text:p>2</text:p>
          </table:table-cell>
          <table:table-cell office:value-type="float" office:value="0.0116" calcext:value-type="float">
            <text:p>0.0116</text:p>
          </table:table-cell>
          <table:table-cell office:value-type="float" office:value="16024" calcext:value-type="float">
            <text:p>16024</text:p>
          </table:table-cell>
          <table:table-cell office:value-type="float" office:value="0" calcext:value-type="float">
            <text:p>0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2189" calcext:value-type="float">
            <text:p>0.2189</text:p>
          </table:table-cell>
          <table:table-cell office:value-type="float" office:value="10394" calcext:value-type="float">
            <text:p>10394</text:p>
          </table:table-cell>
          <table:table-cell office:value-type="string" calcext:value-type="string">
            <text:p><text:s/>0.3178 \\ </text:p>
          </table:table-cell>
        </table:table-row>
        <table:table-row table:style-name="ro1">
          <table:table-cell office:value-type="string" calcext:value-type="string">
            <text:p>knapPI_11_50_1000_61 </text:p>
          </table:table-cell>
          <table:table-cell office:value-type="float" office:value="22154.46" calcext:value-type="float">
            <text:p>22154.46</text:p>
          </table:table-cell>
          <table:table-cell office:value-type="float" office:value="22124.7875" calcext:value-type="float">
            <text:p>22124.7875</text:p>
          </table:table-cell>
          <table:table-cell office:value-type="float" office:value="0.3619" calcext:value-type="float">
            <text:p>0.3619</text:p>
          </table:table-cell>
          <table:table-cell office:value-type="float" office:value="5" calcext:value-type="float">
            <text:p>5</text:p>
          </table:table-cell>
          <table:table-cell office:value-type="float" office:value="0.0105" calcext:value-type="float">
            <text:p>0.0105</text:p>
          </table:table-cell>
          <table:table-cell office:value-type="float" office:value="22057.1053" calcext:value-type="float">
            <text:p>22057.1053</text:p>
          </table:table-cell>
          <table:table-cell office:value-type="float" office:value="0.0549" calcext:value-type="float">
            <text:p>0.0549</text:p>
          </table:table-cell>
          <table:table-cell office:value-type="float" office:value="0.3059" calcext:value-type="float">
            <text:p>0.3059</text:p>
          </table:table-cell>
          <table:table-cell office:value-type="float" office:value="0.307" calcext:value-type="float">
            <text:p>0.307</text:p>
          </table:table-cell>
          <table:table-cell office:value-type="float" office:value="11651" calcext:value-type="float">
            <text:p>11651</text:p>
          </table:table-cell>
          <table:table-cell office:value-type="string" calcext:value-type="string">
            <text:p><text:s/>2.2215 \\ </text:p>
          </table:table-cell>
        </table:table-row>
        <table:table-row table:style-name="ro1">
          <table:table-cell office:value-type="string" calcext:value-type="string">
            <text:p>knapPI_11_50_1000_62 </text:p>
          </table:table-cell>
          <table:table-cell office:value-type="float" office:value="24904.79" calcext:value-type="float">
            <text:p>24904.79</text:p>
          </table:table-cell>
          <table:table-cell office:value-type="float" office:value="24904.7938" calcext:value-type="float">
            <text:p>24904.7938</text:p>
          </table:table-cell>
          <table:table-cell office:value-type="float" office:value="0.4996" calcext:value-type="float">
            <text:p>0.4996</text:p>
          </table:table-cell>
          <table:table-cell office:value-type="float" office:value="2" calcext:value-type="float">
            <text:p>2</text:p>
          </table:table-cell>
          <table:table-cell office:value-type="float" office:value="0.0099" calcext:value-type="float">
            <text:p>0.0099</text:p>
          </table:table-cell>
          <table:table-cell office:value-type="float" office:value="24781" calcext:value-type="float">
            <text:p>24781</text:p>
          </table:table-cell>
          <table:table-cell office:value-type="float" office:value="0" calcext:value-type="float">
            <text:p>0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4996" calcext:value-type="float">
            <text:p>0.4996</text:p>
          </table:table-cell>
          <table:table-cell office:value-type="float" office:value="9432" calcext:value-type="float">
            <text:p>9432</text:p>
          </table:table-cell>
          <table:table-cell office:value-type="string" calcext:value-type="string">
            <text:p><text:s/>1.4191 \\ </text:p>
          </table:table-cell>
        </table:table-row>
        <table:table-row table:style-name="ro1">
          <table:table-cell office:value-type="string" calcext:value-type="string">
            <text:p>knapPI_11_50_1000_63 </text:p>
          </table:table-cell>
          <table:table-cell office:value-type="float" office:value="17692.66" calcext:value-type="float">
            <text:p>17692.66</text:p>
          </table:table-cell>
          <table:table-cell office:value-type="float" office:value="17692.6552" calcext:value-type="float">
            <text:p>17692.6552</text:p>
          </table:table-cell>
          <table:table-cell office:value-type="float" office:value="0.0263" calcext:value-type="float">
            <text:p>0.0263</text:p>
          </table:table-cell>
          <table:table-cell office:value-type="float" office:value="3" calcext:value-type="float">
            <text:p>3</text:p>
          </table:table-cell>
          <table:table-cell office:value-type="float" office:value="0.0159" calcext:value-type="float">
            <text:p>0.0159</text:p>
          </table:table-cell>
          <table:table-cell office:value-type="float" office:value="17688" calcext:value-type="float">
            <text:p>176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63" calcext:value-type="float">
            <text:p>0.0263</text:p>
          </table:table-cell>
          <table:table-cell office:value-type="float" office:value="7791" calcext:value-type="float">
            <text:p>7791</text:p>
          </table:table-cell>
          <table:table-cell office:value-type="string" calcext:value-type="string">
            <text:p><text:s/>0.124 \\ </text:p>
          </table:table-cell>
        </table:table-row>
        <table:table-row table:style-name="ro1">
          <table:table-cell office:value-type="string" calcext:value-type="string">
            <text:p>knapPI_11_50_1000_64 </text:p>
          </table:table-cell>
          <table:table-cell office:value-type="float" office:value="10695.57" calcext:value-type="float">
            <text:p>10695.57</text:p>
          </table:table-cell>
          <table:table-cell office:value-type="float" office:value="10695.5724" calcext:value-type="float">
            <text:p>10695.5724</text:p>
          </table:table-cell>
          <table:table-cell office:value-type="float" office:value="0.0241" calcext:value-type="float">
            <text:p>0.0241</text:p>
          </table:table-cell>
          <table:table-cell office:value-type="float" office:value="2" calcext:value-type="float">
            <text:p>2</text:p>
          </table:table-cell>
          <table:table-cell office:value-type="float" office:value="0.0117" calcext:value-type="float">
            <text:p>0.0117</text:p>
          </table:table-cell>
          <table:table-cell office:value-type="float" office:value="10693" calcext:value-type="float">
            <text:p>106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41" calcext:value-type="float">
            <text:p>0.0241</text:p>
          </table:table-cell>
          <table:table-cell office:value-type="float" office:value="11393" calcext:value-type="float">
            <text:p>11393</text:p>
          </table:table-cell>
          <table:table-cell office:value-type="string" calcext:value-type="string">
            <text:p><text:s/>0.3137 \\ </text:p>
          </table:table-cell>
        </table:table-row>
        <table:table-row table:style-name="ro1">
          <table:table-cell office:value-type="string" calcext:value-type="string">
            <text:p>knapPI_11_50_1000_66 </text:p>
          </table:table-cell>
          <table:table-cell table:number-columns-repeated="2" office:value-type="float" office:value="20885.2" calcext:value-type="float">
            <text:p>20885.2</text:p>
          </table:table-cell>
          <table:table-cell office:value-type="float" office:value="0.2361" calcext:value-type="float">
            <text:p>0.2361</text:p>
          </table:table-cell>
          <table:table-cell office:value-type="float" office:value="3" calcext:value-type="float">
            <text:p>3</text:p>
          </table:table-cell>
          <table:table-cell office:value-type="float" office:value="0.0139" calcext:value-type="float">
            <text:p>0.0139</text:p>
          </table:table-cell>
          <table:table-cell office:value-type="float" office:value="20885.2" calcext:value-type="float">
            <text:p>20885.2</text:p>
          </table:table-cell>
          <table:table-cell office:value-type="float" office:value="0.2361" calcext:value-type="float">
            <text:p>0.2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9" calcext:value-type="float">
            <text:p>9449</text:p>
          </table:table-cell>
          <table:table-cell office:value-type="string" calcext:value-type="string">
            <text:p><text:s/>0.8972 \\ </text:p>
          </table:table-cell>
        </table:table-row>
        <table:table-row table:style-name="ro1">
          <table:table-cell office:value-type="string" calcext:value-type="string">
            <text:p>knapPI_11_50_1000_67 </text:p>
          </table:table-cell>
          <table:table-cell office:value-type="float" office:value="7976.577" calcext:value-type="float">
            <text:p>7976.577</text:p>
          </table:table-cell>
          <table:table-cell office:value-type="float" office:value="7948.8721" calcext:value-type="float">
            <text:p>7948.8721</text:p>
          </table:table-cell>
          <table:table-cell office:value-type="float" office:value="0.0487" calcext:value-type="float">
            <text:p>0.0487</text:p>
          </table:table-cell>
          <table:table-cell office:value-type="float" office:value="3" calcext:value-type="float">
            <text:p>3</text:p>
          </table:table-cell>
          <table:table-cell office:value-type="float" office:value="0.0221" calcext:value-type="float">
            <text:p>0.0221</text:p>
          </table:table-cell>
          <table:table-cell office:value-type="float" office:value="7976.5773" calcext:value-type="float">
            <text:p>7976.5773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3487" calcext:value-type="float">
            <text:p>0.3487</text:p>
          </table:table-cell>
          <table:table-cell office:value-type="float" office:value="10255" calcext:value-type="float">
            <text:p>10255</text:p>
          </table:table-cell>
          <table:table-cell office:value-type="string" calcext:value-type="string">
            <text:p><text:s/>1.1158 \\ </text:p>
          </table:table-cell>
        </table:table-row>
        <table:table-row table:style-name="ro1">
          <table:table-cell office:value-type="string" calcext:value-type="string">
            <text:p>knapPI_11_50_1000_68 </text:p>
          </table:table-cell>
          <table:table-cell office:value-type="float" office:value="11284.76" calcext:value-type="float">
            <text:p>11284.76</text:p>
          </table:table-cell>
          <table:table-cell office:value-type="float" office:value="11284.7636" calcext:value-type="float">
            <text:p>11284.7636</text:p>
          </table:table-cell>
          <table:table-cell office:value-type="float" office:value="0.2644" calcext:value-type="float">
            <text:p>0.2644</text:p>
          </table:table-cell>
          <table:table-cell office:value-type="float" office:value="2" calcext:value-type="float">
            <text:p>2</text:p>
          </table:table-cell>
          <table:table-cell office:value-type="float" office:value="0.0133" calcext:value-type="float">
            <text:p>0.0133</text:p>
          </table:table-cell>
          <table:table-cell office:value-type="float" office:value="11284.7636" calcext:value-type="float">
            <text:p>11284.7636</text:p>
          </table:table-cell>
          <table:table-cell office:value-type="float" office:value="0.2644" calcext:value-type="float">
            <text:p>0.2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84" calcext:value-type="float">
            <text:p>6984</text:p>
          </table:table-cell>
          <table:table-cell office:value-type="string" calcext:value-type="string">
            <text:p><text:s/>0.6479 \\ </text:p>
          </table:table-cell>
        </table:table-row>
        <table:table-row table:style-name="ro1">
          <table:table-cell office:value-type="string" calcext:value-type="string">
            <text:p>knapPI_11_50_1000_69 </text:p>
          </table:table-cell>
          <table:table-cell office:value-type="float" office:value="17552.01" calcext:value-type="float">
            <text:p>17552.01</text:p>
          </table:table-cell>
          <table:table-cell office:value-type="float" office:value="17552.0148" calcext:value-type="float">
            <text:p>17552.0148</text:p>
          </table:table-cell>
          <table:table-cell office:value-type="float" office:value="0.6134" calcext:value-type="float">
            <text:p>0.6134</text:p>
          </table:table-cell>
          <table:table-cell office:value-type="float" office:value="4" calcext:value-type="float">
            <text:p>4</text:p>
          </table:table-cell>
          <table:table-cell office:value-type="float" office:value="0.0119" calcext:value-type="float">
            <text:p>0.0119</text:p>
          </table:table-cell>
          <table:table-cell office:value-type="float" office:value="17552.0148" calcext:value-type="float">
            <text:p>17552.0148</text:p>
          </table:table-cell>
          <table:table-cell office:value-type="float" office:value="0.6134" calcext:value-type="float">
            <text:p>0.6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31" calcext:value-type="float">
            <text:p>9131</text:p>
          </table:table-cell>
          <table:table-cell office:value-type="string" calcext:value-type="string">
            <text:p><text:s/>1.2995 \\ </text:p>
          </table:table-cell>
        </table:table-row>
        <table:table-row table:style-name="ro1">
          <table:table-cell office:value-type="string" calcext:value-type="string">
            <text:p>knapPI_11_50_1000_70 </text:p>
          </table:table-cell>
          <table:table-cell office:value-type="float" office:value="25914.83" calcext:value-type="float">
            <text:p>25914.83</text:p>
          </table:table-cell>
          <table:table-cell office:value-type="float" office:value="25914.8315" calcext:value-type="float">
            <text:p>25914.8315</text:p>
          </table:table-cell>
          <table:table-cell office:value-type="float" office:value="0.0843" calcext:value-type="float">
            <text:p>0.0843</text:p>
          </table:table-cell>
          <table:table-cell office:value-type="float" office:value="3" calcext:value-type="float">
            <text:p>3</text:p>
          </table:table-cell>
          <table:table-cell office:value-type="float" office:value="0.0119" calcext:value-type="float">
            <text:p>0.0119</text:p>
          </table:table-cell>
          <table:table-cell office:value-type="float" office:value="25893" calcext:value-type="float">
            <text:p>25893</text:p>
          </table:table-cell>
          <table:table-cell office:value-type="float" office:value="0" calcext:value-type="float">
            <text:p>0</text:p>
          </table:table-cell>
          <table:table-cell office:value-type="float" office:value="0.0842" calcext:value-type="float">
            <text:p>0.0842</text:p>
          </table:table-cell>
          <table:table-cell office:value-type="float" office:value="0.0843" calcext:value-type="float">
            <text:p>0.0843</text:p>
          </table:table-cell>
          <table:table-cell office:value-type="float" office:value="8531" calcext:value-type="float">
            <text:p>8531</text:p>
          </table:table-cell>
          <table:table-cell office:value-type="string" calcext:value-type="string">
            <text:p><text:s/>0.2533 \\ </text:p>
          </table:table-cell>
        </table:table-row>
        <table:table-row table:style-name="ro1">
          <table:table-cell office:value-type="string" calcext:value-type="string">
            <text:p>knapPI_11_50_1000_71 </text:p>
          </table:table-cell>
          <table:table-cell office:value-type="float" office:value="18495.02" calcext:value-type="float">
            <text:p>18495.02</text:p>
          </table:table-cell>
          <table:table-cell office:value-type="float" office:value="18495.0222" calcext:value-type="float">
            <text:p>18495.0222</text:p>
          </table:table-cell>
          <table:table-cell office:value-type="float" office:value="0.0434" calcext:value-type="float">
            <text:p>0.0434</text:p>
          </table:table-cell>
          <table:table-cell office:value-type="float" office:value="3" calcext:value-type="float">
            <text:p>3</text:p>
          </table:table-cell>
          <table:table-cell office:value-type="float" office:value="0.0087" calcext:value-type="float">
            <text:p>0.0087</text:p>
          </table:table-cell>
          <table:table-cell office:value-type="float" office:value="18487" calcext:value-type="float">
            <text:p>184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34" calcext:value-type="float">
            <text:p>0.0434</text:p>
          </table:table-cell>
          <table:table-cell office:value-type="float" office:value="8594" calcext:value-type="float">
            <text:p>8594</text:p>
          </table:table-cell>
          <table:table-cell office:value-type="string" calcext:value-type="string">
            <text:p><text:s/>0.1504 \\ </text:p>
          </table:table-cell>
        </table:table-row>
        <table:table-row table:style-name="ro1">
          <table:table-cell office:value-type="string" calcext:value-type="string">
            <text:p>knapPI_11_50_1000_73 </text:p>
          </table:table-cell>
          <table:table-cell office:value-type="float" office:value="19547.14" calcext:value-type="float">
            <text:p>19547.14</text:p>
          </table:table-cell>
          <table:table-cell office:value-type="float" office:value="19547.142" calcext:value-type="float">
            <text:p>19547.142</text:p>
          </table:table-cell>
          <table:table-cell office:value-type="float" office:value="0.1544" calcext:value-type="float">
            <text:p>0.1544</text:p>
          </table:table-cell>
          <table:table-cell office:value-type="float" office:value="3" calcext:value-type="float">
            <text:p>3</text:p>
          </table:table-cell>
          <table:table-cell office:value-type="float" office:value="0.0112" calcext:value-type="float">
            <text:p>0.0112</text:p>
          </table:table-cell>
          <table:table-cell office:value-type="float" office:value="19547.142" calcext:value-type="float">
            <text:p>19547.142</text:p>
          </table:table-cell>
          <table:table-cell office:value-type="float" office:value="0.1544" calcext:value-type="float">
            <text:p>0.15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66" calcext:value-type="float">
            <text:p>7966</text:p>
          </table:table-cell>
          <table:table-cell office:value-type="string" calcext:value-type="string">
            <text:p><text:s/>0.8399 \\ </text:p>
          </table:table-cell>
        </table:table-row>
        <table:table-row table:style-name="ro1">
          <table:table-cell office:value-type="string" calcext:value-type="string">
            <text:p>knapPI_11_50_1000_74 </text:p>
          </table:table-cell>
          <table:table-cell table:number-columns-repeated="2" office:value-type="float" office:value="16840" calcext:value-type="float">
            <text:p>16840</text:p>
          </table:table-cell>
          <table:table-cell office:value-type="float" office:value="0.2739" calcext:value-type="float">
            <text:p>0.2739</text:p>
          </table:table-cell>
          <table:table-cell office:value-type="float" office:value="2" calcext:value-type="float">
            <text:p>2</text:p>
          </table:table-cell>
          <table:table-cell office:value-type="float" office:value="0.0089" calcext:value-type="float">
            <text:p>0.0089</text:p>
          </table:table-cell>
          <table:table-cell office:value-type="float" office:value="16794" calcext:value-type="float">
            <text:p>16794</text:p>
          </table:table-cell>
          <table:table-cell office:value-type="float" office:value="0" calcext:value-type="float">
            <text:p>0</text:p>
          </table:table-cell>
          <table:table-cell office:value-type="float" office:value="0.2732" calcext:value-type="float">
            <text:p>0.2732</text:p>
          </table:table-cell>
          <table:table-cell office:value-type="float" office:value="0.2739" calcext:value-type="float">
            <text:p>0.2739</text:p>
          </table:table-cell>
          <table:table-cell office:value-type="float" office:value="6852" calcext:value-type="float">
            <text:p>6852</text:p>
          </table:table-cell>
          <table:table-cell office:value-type="string" calcext:value-type="string">
            <text:p><text:s/>0.1399 \\ </text:p>
          </table:table-cell>
        </table:table-row>
        <table:table-row table:style-name="ro1">
          <table:table-cell office:value-type="string" calcext:value-type="string">
            <text:p>knapPI_11_50_1000_76 </text:p>
          </table:table-cell>
          <table:table-cell office:value-type="float" office:value="14854.74" calcext:value-type="float">
            <text:p>14854.74</text:p>
          </table:table-cell>
          <table:table-cell office:value-type="float" office:value="14854.7394" calcext:value-type="float">
            <text:p>14854.7394</text:p>
          </table:table-cell>
          <table:table-cell office:value-type="float" office:value="0.1061" calcext:value-type="float">
            <text:p>0.1061</text:p>
          </table:table-cell>
          <table:table-cell office:value-type="float" office:value="3" calcext:value-type="float">
            <text:p>3</text:p>
          </table:table-cell>
          <table:table-cell office:value-type="float" office:value="0.0265" calcext:value-type="float">
            <text:p>0.0265</text:p>
          </table:table-cell>
          <table:table-cell office:value-type="float" office:value="14839" calcext:value-type="float">
            <text:p>14839</text:p>
          </table:table-cell>
          <table:table-cell office:value-type="float" office:value="0" calcext:value-type="float">
            <text:p>0</text:p>
          </table:table-cell>
          <table:table-cell office:value-type="float" office:value="0.106" calcext:value-type="float">
            <text:p>0.106</text:p>
          </table:table-cell>
          <table:table-cell office:value-type="float" office:value="0.1061" calcext:value-type="float">
            <text:p>0.1061</text:p>
          </table:table-cell>
          <table:table-cell office:value-type="float" office:value="6962" calcext:value-type="float">
            <text:p>6962</text:p>
          </table:table-cell>
          <table:table-cell office:value-type="string" calcext:value-type="string">
            <text:p><text:s/>0.321 \\ </text:p>
          </table:table-cell>
        </table:table-row>
        <table:table-row table:style-name="ro1">
          <table:table-cell office:value-type="string" calcext:value-type="string">
            <text:p>knapPI_11_50_1000_80 </text:p>
          </table:table-cell>
          <table:table-cell office:value-type="float" office:value="15449.56" calcext:value-type="float">
            <text:p>15449.56</text:p>
          </table:table-cell>
          <table:table-cell office:value-type="float" office:value="15449.5648" calcext:value-type="float">
            <text:p>15449.5648</text:p>
          </table:table-cell>
          <table:table-cell office:value-type="float" office:value="0.2307" calcext:value-type="float">
            <text:p>0.2307</text:p>
          </table:table-cell>
          <table:table-cell office:value-type="float" office:value="2" calcext:value-type="float">
            <text:p>2</text:p>
          </table:table-cell>
          <table:table-cell office:value-type="float" office:value="0.0098" calcext:value-type="float">
            <text:p>0.0098</text:p>
          </table:table-cell>
          <table:table-cell office:value-type="float" office:value="15449.5648" calcext:value-type="float">
            <text:p>15449.5648</text:p>
          </table:table-cell>
          <table:table-cell office:value-type="float" office:value="0.2307" calcext:value-type="float">
            <text:p>0.2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7" calcext:value-type="float">
            <text:p>5497</text:p>
          </table:table-cell>
          <table:table-cell office:value-type="string" calcext:value-type="string">
            <text:p><text:s/>0.3662 \\ </text:p>
          </table:table-cell>
        </table:table-row>
        <table:table-row table:style-name="ro1">
          <table:table-cell office:value-type="string" calcext:value-type="string">
            <text:p>knapPI_11_50_1000_81 </text:p>
          </table:table-cell>
          <table:table-cell office:value-type="float" office:value="33168.69" calcext:value-type="float">
            <text:p>33168.69</text:p>
          </table:table-cell>
          <table:table-cell office:value-type="float" office:value="33168.6939" calcext:value-type="float">
            <text:p>33168.6939</text:p>
          </table:table-cell>
          <table:table-cell office:value-type="float" office:value="0.2681" calcext:value-type="float">
            <text:p>0.2681</text:p>
          </table:table-cell>
          <table:table-cell office:value-type="float" office:value="2" calcext:value-type="float">
            <text:p>2</text:p>
          </table:table-cell>
          <table:table-cell office:value-type="float" office:value="0.0181" calcext:value-type="float">
            <text:p>0.0181</text:p>
          </table:table-cell>
          <table:table-cell office:value-type="float" office:value="33168.6939" calcext:value-type="float">
            <text:p>33168.6939</text:p>
          </table:table-cell>
          <table:table-cell office:value-type="float" office:value="0.2681" calcext:value-type="float">
            <text:p>0.2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8" calcext:value-type="float">
            <text:p>6528</text:p>
          </table:table-cell>
          <table:table-cell office:value-type="string" calcext:value-type="string">
            <text:p><text:s/>0.4386 \\ </text:p>
          </table:table-cell>
        </table:table-row>
        <table:table-row table:style-name="ro1">
          <table:table-cell office:value-type="string" calcext:value-type="string">
            <text:p>knapPI_11_50_1000_82 </text:p>
          </table:table-cell>
          <table:table-cell office:value-type="float" office:value="23823.94" calcext:value-type="float">
            <text:p>23823.94</text:p>
          </table:table-cell>
          <table:table-cell office:value-type="float" office:value="23823.936" calcext:value-type="float">
            <text:p>23823.936</text:p>
          </table:table-cell>
          <table:table-cell office:value-type="float" office:value="0.0333" calcext:value-type="float">
            <text:p>0.0333</text:p>
          </table:table-cell>
          <table:table-cell office:value-type="float" office:value="3" calcext:value-type="float">
            <text:p>3</text:p>
          </table:table-cell>
          <table:table-cell office:value-type="float" office:value="0.0107" calcext:value-type="float">
            <text:p>0.0107</text:p>
          </table:table-cell>
          <table:table-cell office:value-type="float" office:value="23823.936" calcext:value-type="float">
            <text:p>23823.936</text:p>
          </table:table-cell>
          <table:table-cell office:value-type="float" office:value="0.0333" calcext:value-type="float">
            <text:p>0.0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96" calcext:value-type="float">
            <text:p>6396</text:p>
          </table:table-cell>
          <table:table-cell office:value-type="string" calcext:value-type="string">
            <text:p><text:s/>0.4335 \\ </text:p>
          </table:table-cell>
        </table:table-row>
        <table:table-row table:style-name="ro1">
          <table:table-cell office:value-type="string" calcext:value-type="string">
            <text:p>knapPI_11_50_1000_83 </text:p>
          </table:table-cell>
          <table:table-cell office:value-type="float" office:value="27422.57" calcext:value-type="float">
            <text:p>27422.57</text:p>
          </table:table-cell>
          <table:table-cell office:value-type="float" office:value="27422.5714" calcext:value-type="float">
            <text:p>27422.5714</text:p>
          </table:table-cell>
          <table:table-cell office:value-type="float" office:value="0.0532" calcext:value-type="float">
            <text:p>0.0532</text:p>
          </table:table-cell>
          <table:table-cell office:value-type="float" office:value="3" calcext:value-type="float">
            <text:p>3</text:p>
          </table:table-cell>
          <table:table-cell office:value-type="float" office:value="0.0144" calcext:value-type="float">
            <text:p>0.0144</text:p>
          </table:table-cell>
          <table:table-cell office:value-type="float" office:value="27408" calcext:value-type="float">
            <text:p>27408</text:p>
          </table:table-cell>
          <table:table-cell office:value-type="float" office:value="0" calcext:value-type="float">
            <text:p>0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532" calcext:value-type="float">
            <text:p>0.0532</text:p>
          </table:table-cell>
          <table:table-cell office:value-type="float" office:value="5625" calcext:value-type="float">
            <text:p>5625</text:p>
          </table:table-cell>
          <table:table-cell office:value-type="string" calcext:value-type="string">
            <text:p><text:s/>0.1481 \\ </text:p>
          </table:table-cell>
        </table:table-row>
        <table:table-row table:style-name="ro1">
          <table:table-cell office:value-type="string" calcext:value-type="string">
            <text:p>knapPI_11_50_1000_84 </text:p>
          </table:table-cell>
          <table:table-cell office:value-type="float" office:value="21474.49" calcext:value-type="float">
            <text:p>21474.49</text:p>
          </table:table-cell>
          <table:table-cell office:value-type="float" office:value="21474.4946" calcext:value-type="float">
            <text:p>21474.4946</text:p>
          </table:table-cell>
          <table:table-cell office:value-type="float" office:value="0.0209" calcext:value-type="float">
            <text:p>0.0209</text:p>
          </table:table-cell>
          <table:table-cell office:value-type="float" office:value="2" calcext:value-type="float">
            <text:p>2</text:p>
          </table:table-cell>
          <table:table-cell office:value-type="float" office:value="0.0154" calcext:value-type="float">
            <text:p>0.0154</text:p>
          </table:table-cell>
          <table:table-cell office:value-type="float" office:value="21470" calcext:value-type="float">
            <text:p>214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09" calcext:value-type="float">
            <text:p>0.0209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<text:s/>0.1274 \\ </text:p>
          </table:table-cell>
        </table:table-row>
        <table:table-row table:style-name="ro1">
          <table:table-cell office:value-type="string" calcext:value-type="string">
            <text:p>knapPI_11_50_1000_85 </text:p>
          </table:table-cell>
          <table:table-cell office:value-type="float" office:value="31039.5" calcext:value-type="float">
            <text:p>31039.5</text:p>
          </table:table-cell>
          <table:table-cell office:value-type="float" office:value="31039.5029" calcext:value-type="float">
            <text:p>31039.5029</text:p>
          </table:table-cell>
          <table:table-cell office:value-type="float" office:value="0.2309" calcext:value-type="float">
            <text:p>0.2309</text:p>
          </table:table-cell>
          <table:table-cell office:value-type="float" office:value="4" calcext:value-type="float">
            <text:p>4</text:p>
          </table:table-cell>
          <table:table-cell office:value-type="float" office:value="0.0117" calcext:value-type="float">
            <text:p>0.0117</text:p>
          </table:table-cell>
          <table:table-cell office:value-type="float" office:value="30968" calcext:value-type="float">
            <text:p>30968</text:p>
          </table:table-cell>
          <table:table-cell office:value-type="float" office:value="0" calcext:value-type="float">
            <text:p>0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2309" calcext:value-type="float">
            <text:p>0.2309</text:p>
          </table:table-cell>
          <table:table-cell office:value-type="float" office:value="5545" calcext:value-type="float">
            <text:p>5545</text:p>
          </table:table-cell>
          <table:table-cell office:value-type="string" calcext:value-type="string">
            <text:p><text:s/>0.0608 \\ </text:p>
          </table:table-cell>
        </table:table-row>
        <table:table-row table:style-name="ro1">
          <table:table-cell office:value-type="string" calcext:value-type="string">
            <text:p>knapPI_11_50_1000_86 </text:p>
          </table:table-cell>
          <table:table-cell office:value-type="float" office:value="35995.1" calcext:value-type="float">
            <text:p>35995.1</text:p>
          </table:table-cell>
          <table:table-cell office:value-type="float" office:value="35995.0955" calcext:value-type="float">
            <text:p>35995.0955</text:p>
          </table:table-cell>
          <table:table-cell office:value-type="float" office:value="0.3432" calcext:value-type="float">
            <text:p>0.3432</text:p>
          </table:table-cell>
          <table:table-cell office:value-type="float" office:value="2" calcext:value-type="float">
            <text:p>2</text:p>
          </table:table-cell>
          <table:table-cell office:value-type="float" office:value="0.0107" calcext:value-type="float">
            <text:p>0.0107</text:p>
          </table:table-cell>
          <table:table-cell office:value-type="float" office:value="35873.974" calcext:value-type="float">
            <text:p>35873.97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3365" calcext:value-type="float">
            <text:p>0.3365</text:p>
          </table:table-cell>
          <table:table-cell office:value-type="float" office:value="0.3376" calcext:value-type="float">
            <text:p>0.3376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<text:s/>0.4452 \\ </text:p>
          </table:table-cell>
        </table:table-row>
        <table:table-row table:style-name="ro1">
          <table:table-cell office:value-type="string" calcext:value-type="string">
            <text:p>knapPI_11_50_1000_87 </text:p>
          </table:table-cell>
          <table:table-cell office:value-type="float" office:value="26974.51" calcext:value-type="float">
            <text:p>26974.51</text:p>
          </table:table-cell>
          <table:table-cell office:value-type="float" office:value="26974.5077" calcext:value-type="float">
            <text:p>26974.5077</text:p>
          </table:table-cell>
          <table:table-cell office:value-type="float" office:value="0.0278" calcext:value-type="float">
            <text:p>0.0278</text:p>
          </table:table-cell>
          <table:table-cell office:value-type="float" office:value="2" calcext:value-type="float">
            <text:p>2</text:p>
          </table:table-cell>
          <table:table-cell office:value-type="float" office:value="0.0146" calcext:value-type="float">
            <text:p>0.0146</text:p>
          </table:table-cell>
          <table:table-cell office:value-type="float" office:value="26967" calcext:value-type="float">
            <text:p>269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78" calcext:value-type="float">
            <text:p>0.0278</text:p>
          </table:table-cell>
          <table:table-cell office:value-type="float" office:value="4634" calcext:value-type="float">
            <text:p>4634</text:p>
          </table:table-cell>
          <table:table-cell office:value-type="string" calcext:value-type="string">
            <text:p><text:s/>0.278 \\ </text:p>
          </table:table-cell>
        </table:table-row>
        <table:table-row table:style-name="ro1">
          <table:table-cell office:value-type="string" calcext:value-type="string">
            <text:p>knapPI_11_50_1000_88 </text:p>
          </table:table-cell>
          <table:table-cell office:value-type="float" office:value="20732.34" calcext:value-type="float">
            <text:p>20732.34</text:p>
          </table:table-cell>
          <table:table-cell office:value-type="float" office:value="20732.3418" calcext:value-type="float">
            <text:p>20732.3418</text:p>
          </table:table-cell>
          <table:table-cell office:value-type="float" office:value="0.0161" calcext:value-type="float">
            <text:p>0.0161</text:p>
          </table:table-cell>
          <table:table-cell office:value-type="float" office:value="3" calcext:value-type="float">
            <text:p>3</text:p>
          </table:table-cell>
          <table:table-cell office:value-type="float" office:value="0.0103" calcext:value-type="float">
            <text:p>0.0103</text:p>
          </table:table-cell>
          <table:table-cell office:value-type="float" office:value="20729" calcext:value-type="float">
            <text:p>207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61" calcext:value-type="float">
            <text:p>0.0161</text:p>
          </table:table-cell>
          <table:table-cell office:value-type="float" office:value="4734" calcext:value-type="float">
            <text:p>4734</text:p>
          </table:table-cell>
          <table:table-cell office:value-type="string" calcext:value-type="string">
            <text:p><text:s/>0.0618 \\ </text:p>
          </table:table-cell>
        </table:table-row>
        <table:table-row table:style-name="ro1">
          <table:table-cell office:value-type="string" calcext:value-type="string">
            <text:p>knapPI_11_50_1000_90 </text:p>
          </table:table-cell>
          <table:table-cell office:value-type="float" office:value="45685.87" calcext:value-type="float">
            <text:p>45685.87</text:p>
          </table:table-cell>
          <table:table-cell office:value-type="float" office:value="45685.8704" calcext:value-type="float">
            <text:p>45685.8704</text:p>
          </table:table-cell>
          <table:table-cell office:value-type="float" office:value="0.2851" calcext:value-type="float">
            <text:p>0.2851</text:p>
          </table:table-cell>
          <table:table-cell office:value-type="float" office:value="3" calcext:value-type="float">
            <text:p>3</text:p>
          </table:table-cell>
          <table:table-cell office:value-type="float" office:value="0.0088" calcext:value-type="float">
            <text:p>0.0088</text:p>
          </table:table-cell>
          <table:table-cell office:value-type="float" office:value="45556" calcext:value-type="float">
            <text:p>45556</text:p>
          </table:table-cell>
          <table:table-cell office:value-type="float" office:value="0" calcext:value-type="float">
            <text:p>0</text:p>
          </table:table-cell>
          <table:table-cell office:value-type="float" office:value="0.2843" calcext:value-type="float">
            <text:p>0.2843</text:p>
          </table:table-cell>
          <table:table-cell office:value-type="float" office:value="0.2851" calcext:value-type="float">
            <text:p>0.2851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<text:s/>0.4487 \\ </text:p>
          </table:table-cell>
        </table:table-row>
        <table:table-row table:style-name="ro1">
          <table:table-cell office:value-type="string" calcext:value-type="string">
            <text:p>knapPI_11_50_1000_92 </text:p>
          </table:table-cell>
          <table:table-cell table:number-columns-repeated="2" office:value-type="float" office:value="23507.5" calcext:value-type="float">
            <text:p>23507.5</text:p>
          </table:table-cell>
          <table:table-cell office:value-type="float" office:value="0.1001" calcext:value-type="float">
            <text:p>0.1001</text:p>
          </table:table-cell>
          <table:table-cell office:value-type="float" office:value="3" calcext:value-type="float">
            <text:p>3</text:p>
          </table:table-cell>
          <table:table-cell office:value-type="float" office:value="0.0121" calcext:value-type="float">
            <text:p>0.0121</text:p>
          </table:table-cell>
          <table:table-cell office:value-type="float" office:value="23507.5" calcext:value-type="float">
            <text:p>23507.5</text:p>
          </table:table-cell>
          <table:table-cell office:value-type="float" office:value="0.1001" calcext:value-type="float">
            <text:p>0.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<text:s/>0.1605 \\ </text:p>
          </table:table-cell>
        </table:table-row>
        <table:table-row table:style-name="ro1">
          <table:table-cell office:value-type="string" calcext:value-type="string">
            <text:p>knapPI_11_50_1000_95 </text:p>
          </table:table-cell>
          <table:table-cell office:value-type="float" office:value="16033.89" calcext:value-type="float">
            <text:p>16033.89</text:p>
          </table:table-cell>
          <table:table-cell office:value-type="float" office:value="16033.8889" calcext:value-type="float">
            <text:p>16033.8889</text:p>
          </table:table-cell>
          <table:table-cell office:value-type="float" office:value="0.0867" calcext:value-type="float">
            <text:p>0.0867</text:p>
          </table:table-cell>
          <table:table-cell office:value-type="float" office:value="3" calcext:value-type="float">
            <text:p>3</text:p>
          </table:table-cell>
          <table:table-cell office:value-type="float" office:value="0.0103" calcext:value-type="float">
            <text:p>0.0103</text:p>
          </table:table-cell>
          <table:table-cell office:value-type="float" office:value="16033.8889" calcext:value-type="float">
            <text:p>16033.8889</text:p>
          </table:table-cell>
          <table:table-cell office:value-type="float" office:value="0.0867" calcext:value-type="float">
            <text:p>0.0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3" calcext:value-type="float">
            <text:p>2763</text:p>
          </table:table-cell>
          <table:table-cell office:value-type="string" calcext:value-type="string">
            <text:p><text:s/>0.1351 \\ </text:p>
          </table:table-cell>
        </table:table-row>
        <table:table-row table:style-name="ro1">
          <table:table-cell office:value-type="string" calcext:value-type="string">
            <text:p>knapPI_11_50_1000_97 </text:p>
          </table:table-cell>
          <table:table-cell office:value-type="float" office:value="11321.18" calcext:value-type="float">
            <text:p>11321.18</text:p>
          </table:table-cell>
          <table:table-cell office:value-type="float" office:value="11321.1765" calcext:value-type="float">
            <text:p>11321.1765</text:p>
          </table:table-cell>
          <table:table-cell office:value-type="float" office:value="0.0634" calcext:value-type="float">
            <text:p>0.0634</text:p>
          </table:table-cell>
          <table:table-cell office:value-type="float" office:value="3" calcext:value-type="float">
            <text:p>3</text:p>
          </table:table-cell>
          <table:table-cell office:value-type="float" office:value="0.013" calcext:value-type="float">
            <text:p>0.013</text:p>
          </table:table-cell>
          <table:table-cell office:value-type="float" office:value="11314" calcext:value-type="float">
            <text:p>113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34" calcext:value-type="float">
            <text:p>0.0634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<text:s/>0.1665 \\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2"/>
          <table:table-cell table:formula="of:=AVERAGE([.D2:.D64])" office:value-type="float" office:value="0.321420634920635" calcext:value-type="float">
            <text:p>0.321420634920635</text:p>
          </table:table-cell>
          <table:table-cell table:number-columns-repeated="3"/>
          <table:table-cell table:formula="of:=AVERAGE([.H2:.H64])" office:value-type="float" office:value="0.189406349206349" calcext:value-type="float">
            <text:p>0.189406349206349</text:p>
          </table:table-cell>
          <table:table-cell table:formula="of:=AVERAGE([.I2:.I64])" office:value-type="float" office:value="0.142455555555556" calcext:value-type="float">
            <text:p>0.142455555555556</text:p>
          </table:table-cell>
          <table:table-cell table:formula="of:=AVERAGE([.J2:.J64])" office:value-type="float" office:value="0.143080952380952" calcext:value-type="float">
            <text:p>0.1430809523809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09:37:41.7555321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2T15:24:03.902190893</meta:creation-date>
    <dc:date>2024-12-03T09:56:06.678621588</dc:date>
    <meta:editing-duration>PT12M23S</meta:editing-duration>
    <meta:editing-cycles>2</meta:editing-cycles>
    <meta:generator>LibreOffice/6.4.7.2$Linux_X86_64 LibreOffice_project/40$Build-2</meta:generator>
    <meta:document-statistic meta:table-count="2" meta:cell-count="1223" meta:object-count="0"/>
  </office:meta>
</office:document-meta>
</file>